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1e6f3" officeooo:paragraph-rsid="0018f1ff"/>
    </style:style>
    <style:style style:name="P2" style:family="paragraph" style:parent-style-name="Preformatted_20_Text">
      <style:text-properties officeooo:rsid="0011e6f3" officeooo:paragraph-rsid="001ab1e2"/>
    </style:style>
    <style:style style:name="P3" style:family="paragraph" style:parent-style-name="Preformatted_20_Text">
      <style:text-properties officeooo:paragraph-rsid="00139a8a"/>
    </style:style>
    <style:style style:name="P4" style:family="paragraph" style:parent-style-name="Preformatted_20_Text">
      <style:text-properties fo:font-size="10pt" fo:font-weight="bold" officeooo:rsid="00139a8a" officeooo:paragraph-rsid="00139a8a" style:font-size-asian="10pt" style:font-weight-asian="bold" style:font-size-complex="10pt" style:font-weight-complex="bold"/>
    </style:style>
    <style:style style:name="P5" style:family="paragraph" style:parent-style-name="Preformatted_20_Text">
      <style:text-properties fo:font-size="10pt" fo:font-weight="bold" officeooo:rsid="001ab1e2" officeooo:paragraph-rsid="001ab1e2" fo:background-color="#9999ff" style:font-size-asian="10pt" style:font-weight-asian="bold" style:font-size-complex="10pt" style:font-weight-complex="bold"/>
    </style:style>
    <style:style style:name="P6" style:family="paragraph" style:parent-style-name="Preformatted_20_Text">
      <style:text-properties style:text-underline-style="solid" style:text-underline-width="auto" style:text-underline-color="font-color" officeooo:rsid="00139a8a" officeooo:paragraph-rsid="00139a8a"/>
    </style:style>
    <style:style style:name="P7" style:family="paragraph" style:parent-style-name="Preformatted_20_Text">
      <style:text-properties style:text-underline-style="none" fo:font-weight="normal" officeooo:rsid="00139a8a" officeooo:paragraph-rsid="0011e6f3" style:font-weight-asian="normal" style:font-weight-complex="normal"/>
    </style:style>
    <style:style style:name="P8" style:family="paragraph" style:parent-style-name="Preformatted_20_Text">
      <style:text-properties style:text-underline-style="none" officeooo:rsid="00139a8a" officeooo:paragraph-rsid="001e5b03"/>
    </style:style>
    <style:style style:name="P9" style:family="paragraph" style:parent-style-name="Preformatted_20_Text">
      <style:text-properties officeooo:paragraph-rsid="001c8825"/>
    </style:style>
    <style:style style:name="P10" style:family="paragraph" style:parent-style-name="Preformatted_20_Text">
      <style:text-properties fo:color="#c5000b"/>
    </style:style>
    <style:style style:name="P11" style:family="paragraph" style:parent-style-name="Preformatted_20_Text">
      <style:text-properties fo:color="#c5000b" officeooo:rsid="0011e6f3" officeooo:paragraph-rsid="0011e6f3"/>
    </style:style>
    <style:style style:name="P12" style:family="paragraph" style:parent-style-name="Preformatted_20_Text">
      <style:text-properties fo:color="#c5000b" officeooo:rsid="0011e6f3" officeooo:paragraph-rsid="001ab1e2"/>
    </style:style>
    <style:style style:name="P13" style:family="paragraph" style:parent-style-name="Preformatted_20_Text">
      <style:text-properties fo:color="#c5000b" style:text-underline-style="none" officeooo:rsid="00139a8a" officeooo:paragraph-rsid="001e5b03"/>
    </style:style>
    <style:style style:name="P14" style:family="paragraph" style:parent-style-name="Preformatted_20_Text">
      <style:paragraph-properties fo:padding="0.074cm" fo:border-left="none" fo:border-right="none" fo:border-top="none" fo:border-bottom="0.06pt solid #000000" style:join-border="false"/>
      <style:text-properties officeooo:rsid="0011e6f3" officeooo:paragraph-rsid="0011e6f3"/>
    </style:style>
    <style:style style:name="P15" style:family="paragraph" style:parent-style-name="Preformatted_20_Text">
      <style:paragraph-properties fo:padding="0.074cm" fo:border-left="none" fo:border-right="none" fo:border-top="none" fo:border-bottom="0.06pt solid #000000" style:join-border="false"/>
      <style:text-properties officeooo:rsid="0011e6f3" officeooo:paragraph-rsid="001ab1e2"/>
    </style:style>
    <style:style style:name="P16" style:family="paragraph" style:parent-style-name="Preformatted_20_Text">
      <style:paragraph-properties fo:padding="0.074cm" fo:border-left="none" fo:border-right="none" fo:border-top="none" fo:border-bottom="0.06pt solid #000000" style:join-border="false"/>
      <style:text-properties officeooo:rsid="0011e6f3" officeooo:paragraph-rsid="001c8825"/>
    </style:style>
    <style:style style:name="P17" style:family="paragraph" style:parent-style-name="Preformatted_20_Text">
      <style:paragraph-properties fo:padding="0.074cm" fo:border-left="none" fo:border-right="none" fo:border-top="none" fo:border-bottom="0.06pt solid #000000" style:join-border="false"/>
      <style:text-properties officeooo:rsid="0011e6f3" officeooo:paragraph-rsid="001e5b03"/>
    </style:style>
    <style:style style:name="P18" style:family="paragraph" style:parent-style-name="Preformatted_20_Text">
      <style:paragraph-properties fo:margin-top="0cm" fo:margin-bottom="0.499cm" style:contextual-spacing="false"/>
    </style:style>
    <style:style style:name="P19" style:family="paragraph" style:parent-style-name="Preformatted_20_Text">
      <style:paragraph-properties fo:margin-top="0cm" fo:margin-bottom="0.499cm" style:contextual-spacing="false"/>
      <style:text-properties officeooo:rsid="00139a8a" officeooo:paragraph-rsid="00139a8a"/>
    </style:style>
    <style:style style:name="P20" style:family="paragraph" style:parent-style-name="Preformatted_20_Text">
      <style:paragraph-properties fo:margin-top="0cm" fo:margin-bottom="0.499cm" style:contextual-spacing="false"/>
      <style:text-properties officeooo:rsid="00139a8a" officeooo:paragraph-rsid="00156d79"/>
    </style:style>
    <style:style style:name="P21" style:family="paragraph" style:parent-style-name="Preformatted_20_Text">
      <style:paragraph-properties fo:margin-top="0cm" fo:margin-bottom="0.499cm" style:contextual-spacing="false"/>
      <style:text-properties officeooo:rsid="00139a8a" officeooo:paragraph-rsid="00167931"/>
    </style:style>
    <style:style style:name="P22" style:family="paragraph" style:parent-style-name="Preformatted_20_Text">
      <style:paragraph-properties fo:margin-top="0cm" fo:margin-bottom="0.499cm" style:contextual-spacing="false"/>
      <style:text-properties officeooo:rsid="00139a8a" officeooo:paragraph-rsid="00182d14"/>
    </style:style>
    <style:style style:name="P23" style:family="paragraph" style:parent-style-name="Preformatted_20_Text">
      <style:paragraph-properties fo:margin-top="0cm" fo:margin-bottom="0.499cm" style:contextual-spacing="false"/>
      <style:text-properties officeooo:rsid="00139a8a" officeooo:paragraph-rsid="0018f1ff"/>
    </style:style>
    <style:style style:name="P24" style:family="paragraph" style:parent-style-name="Preformatted_20_Text">
      <style:paragraph-properties fo:margin-top="0cm" fo:margin-bottom="0.499cm" style:contextual-spacing="false"/>
      <style:text-properties officeooo:rsid="00139a8a" officeooo:paragraph-rsid="001ab1e2"/>
    </style:style>
    <style:style style:name="P25" style:family="paragraph" style:parent-style-name="Preformatted_20_Text">
      <style:paragraph-properties fo:margin-top="0cm" fo:margin-bottom="0.499cm" style:contextual-spacing="false"/>
      <style:text-properties officeooo:paragraph-rsid="00139a8a"/>
    </style:style>
    <style:style style:name="P26" style:family="paragraph" style:parent-style-name="Preformatted_20_Text">
      <style:paragraph-properties fo:margin-top="0cm" fo:margin-bottom="0.499cm" style:contextual-spacing="false"/>
      <style:text-properties fo:font-size="10pt" fo:font-weight="bold" officeooo:rsid="001ab1e2" officeooo:paragraph-rsid="001c8825" fo:background-color="#9999ff" style:font-size-asian="10pt" style:font-weight-asian="bold" style:font-size-complex="10pt" style:font-weight-complex="bold"/>
    </style:style>
    <style:style style:name="P27" style:family="paragraph" style:parent-style-name="Preformatted_20_Text">
      <style:paragraph-properties fo:margin-top="0cm" fo:margin-bottom="0.499cm" style:contextual-spacing="false"/>
      <style:text-properties officeooo:rsid="00182d14" officeooo:paragraph-rsid="00182d14"/>
    </style:style>
    <style:style style:name="P28" style:family="paragraph" style:parent-style-name="Preformatted_20_Text">
      <style:paragraph-properties fo:margin-top="0cm" fo:margin-bottom="0.499cm" style:contextual-spacing="false"/>
      <style:text-properties officeooo:rsid="00182d14" officeooo:paragraph-rsid="0018f1ff"/>
    </style:style>
    <style:style style:name="P29" style:family="paragraph" style:parent-style-name="Preformatted_20_Text">
      <style:paragraph-properties fo:margin-top="0cm" fo:margin-bottom="0.499cm" style:contextual-spacing="false"/>
      <style:text-properties style:text-underline-style="none" fo:font-weight="normal" officeooo:rsid="00139a8a" style:font-weight-asian="normal" style:font-weight-complex="normal"/>
    </style:style>
    <style:style style:name="P30" style:family="paragraph" style:parent-style-name="Preformatted_20_Text">
      <style:paragraph-properties fo:margin-top="0cm" fo:margin-bottom="0.499cm" style:contextual-spacing="false"/>
      <style:text-properties style:text-underline-style="none" fo:font-weight="normal" officeooo:rsid="00139a8a" officeooo:paragraph-rsid="001ab1e2" style:font-weight-asian="normal" style:font-weight-complex="normal"/>
    </style:style>
    <style:style style:name="P31" style:family="paragraph" style:parent-style-name="Preformatted_20_Text">
      <style:paragraph-properties fo:margin-top="0cm" fo:margin-bottom="0.499cm" style:contextual-spacing="false"/>
      <style:text-properties style:text-underline-style="none" fo:font-weight="normal" officeooo:rsid="00139a8a" officeooo:paragraph-rsid="001c8825" style:font-weight-asian="normal" style:font-weight-complex="normal"/>
    </style:style>
    <style:style style:name="P32" style:family="paragraph" style:parent-style-name="Preformatted_20_Text">
      <style:paragraph-properties fo:margin-top="0cm" fo:margin-bottom="0.499cm" style:contextual-spacing="false"/>
      <style:text-properties style:text-underline-style="none" officeooo:paragraph-rsid="001e5b03"/>
    </style:style>
    <style:style style:name="P33" style:family="paragraph" style:parent-style-name="Preformatted_20_Text">
      <style:paragraph-properties fo:margin-top="0cm" fo:margin-bottom="0.499cm" style:contextual-spacing="false"/>
      <style:text-properties style:text-underline-style="none" officeooo:rsid="001f8099" officeooo:paragraph-rsid="001f8099"/>
    </style:style>
    <style:style style:name="P34" style:family="paragraph" style:parent-style-name="Preformatted_20_Text">
      <style:paragraph-properties fo:margin-top="0cm" fo:margin-bottom="0.499cm" style:contextual-spacing="false"/>
      <style:text-properties officeooo:paragraph-rsid="001c8825"/>
    </style:style>
    <style:style style:name="P35" style:family="paragraph" style:parent-style-name="Preformatted_20_Text">
      <style:paragraph-properties fo:margin-top="0cm" fo:margin-bottom="0.499cm" style:contextual-spacing="false"/>
      <style:text-properties officeooo:rsid="001ab1e2" officeooo:paragraph-rsid="001e5b03"/>
    </style:style>
    <style:style style:name="P36" style:family="paragraph" style:parent-style-name="Preformatted_20_Text">
      <style:paragraph-properties fo:margin-top="0cm" fo:margin-bottom="0.499cm" style:contextual-spacing="false"/>
      <style:text-properties fo:color="#c5000b"/>
    </style:style>
    <style:style style:name="P37" style:family="paragraph" style:parent-style-name="Preformatted_20_Text">
      <style:paragraph-properties fo:margin-top="0cm" fo:margin-bottom="0.499cm" style:contextual-spacing="false"/>
      <style:text-properties fo:color="#c5000b" officeooo:paragraph-rsid="00139a8a"/>
    </style:style>
    <style:style style:name="P38" style:family="paragraph" style:parent-style-name="Preformatted_20_Text">
      <style:paragraph-properties fo:margin-top="0cm" fo:margin-bottom="0.499cm" style:contextual-spacing="false"/>
      <style:text-properties fo:color="#c5000b" officeooo:rsid="00139a8a" officeooo:paragraph-rsid="001ab1e2"/>
    </style:style>
    <style:style style:name="P39" style:family="paragraph" style:parent-style-name="Preformatted_20_Text">
      <style:paragraph-properties fo:margin-top="0cm" fo:margin-bottom="0.499cm" style:contextual-spacing="false"/>
      <style:text-properties fo:color="#c5000b" style:text-underline-style="none" fo:font-weight="normal" officeooo:rsid="00139a8a" officeooo:paragraph-rsid="001ab1e2" style:font-weight-asian="normal" style:font-weight-complex="normal"/>
    </style:style>
    <style:style style:name="P40" style:family="paragraph" style:parent-style-name="Preformatted_20_Text">
      <style:paragraph-properties fo:margin-top="0cm" fo:margin-bottom="0.499cm" style:contextual-spacing="false"/>
      <style:text-properties fo:color="#c5000b" style:text-underline-style="none" fo:font-weight="normal" officeooo:rsid="00139a8a" officeooo:paragraph-rsid="001c8825" style:font-weight-asian="normal" style:font-weight-complex="normal"/>
    </style:style>
    <style:style style:name="P41" style:family="paragraph" style:parent-style-name="Preformatted_20_Text">
      <style:paragraph-properties fo:margin-top="0cm" fo:margin-bottom="0.499cm" style:contextual-spacing="false"/>
      <style:text-properties fo:color="#c5000b" style:text-underline-style="none" officeooo:paragraph-rsid="001e5b03"/>
    </style:style>
    <style:style style:name="P42" style:family="paragraph" style:parent-style-name="Preformatted_20_Text">
      <style:paragraph-properties fo:margin-top="0cm" fo:margin-bottom="0.499cm" style:contextual-spacing="false" fo:background-color="#cccccc">
        <style:background-image/>
      </style:paragraph-properties>
      <style:text-properties style:text-underline-style="solid" style:text-underline-width="auto" style:text-underline-color="font-color" officeooo:rsid="00139a8a" officeooo:paragraph-rsid="00167931"/>
    </style:style>
    <style:style style:name="P43" style:family="paragraph" style:parent-style-name="Preformatted_20_Text">
      <style:paragraph-properties fo:margin-top="0cm" fo:margin-bottom="0.499cm" style:contextual-spacing="false" fo:background-color="#cccccc">
        <style:background-image/>
      </style:paragraph-properties>
      <style:text-properties style:text-underline-style="solid" style:text-underline-width="auto" style:text-underline-color="font-color" officeooo:rsid="00139a8a" officeooo:paragraph-rsid="00182d14"/>
    </style:style>
    <style:style style:name="P44" style:family="paragraph" style:parent-style-name="Preformatted_20_Text">
      <style:paragraph-properties fo:margin-top="0cm" fo:margin-bottom="0.499cm" style:contextual-spacing="false" fo:background-color="#ffff99">
        <style:background-image/>
      </style:paragraph-properties>
      <style:text-properties style:text-underline-style="solid" style:text-underline-width="auto" style:text-underline-color="font-color" officeooo:rsid="00139a8a" officeooo:paragraph-rsid="00156d79"/>
    </style:style>
    <style:style style:name="P45" style:family="paragraph" style:parent-style-name="Preformatted_20_Text">
      <style:paragraph-properties fo:margin-top="0cm" fo:margin-bottom="0.499cm" style:contextual-spacing="false" fo:background-color="#ffff99">
        <style:background-image/>
      </style:paragraph-properties>
      <style:text-properties style:text-underline-style="none" fo:font-weight="normal" officeooo:rsid="00139a8a" officeooo:paragraph-rsid="001c8825" style:font-weight-asian="normal" style:font-weight-complex="normal"/>
    </style:style>
    <style:style style:name="P46" style:family="paragraph" style:parent-style-name="Preformatted_20_Text">
      <style:paragraph-properties fo:background-color="#33ff99" fo:padding="0.074cm" fo:border-left="none" fo:border-right="none" fo:border-top="none" fo:border-bottom="0.06pt solid #000000" style:join-border="false">
        <style:background-image/>
      </style:paragraph-properties>
      <style:text-properties fo:font-size="10pt" fo:font-style="italic" fo:font-weight="bold" officeooo:rsid="00139a8a" officeooo:paragraph-rsid="001e5b03" style:font-size-asian="10pt" style:font-style-asian="italic" style:font-weight-asian="bold" style:font-size-complex="10pt" style:font-style-complex="italic" style:font-weight-complex="bold"/>
    </style:style>
    <style:style style:name="P47" style:family="paragraph" style:parent-style-name="Preformatted_20_Text">
      <style:paragraph-properties fo:background-color="#33ff99" fo:padding="0.074cm" fo:border-left="none" fo:border-right="none" fo:border-top="none" fo:border-bottom="0.06pt solid #000000" style:join-border="false">
        <style:background-image/>
      </style:paragraph-properties>
      <style:text-properties fo:font-size="10pt" fo:font-style="italic" fo:font-weight="bold" officeooo:rsid="00139a8a" officeooo:paragraph-rsid="00139a8a" style:font-size-asian="10pt" style:font-style-asian="italic" style:font-weight-asian="bold" style:font-size-complex="10pt" style:font-style-complex="italic" style:font-weight-complex="bold"/>
    </style:style>
    <style:style style:name="P48" style:family="paragraph" style:parent-style-name="Preformatted_20_Text">
      <style:paragraph-properties fo:background-color="#33ff99" fo:padding="0.074cm" fo:border-left="none" fo:border-right="none" fo:border-top="none" fo:border-bottom="0.06pt solid #000000" style:join-border="false">
        <style:background-image/>
      </style:paragraph-properties>
      <style:text-properties fo:font-size="10pt" fo:font-style="italic" fo:font-weight="bold" officeooo:rsid="00139a8a" officeooo:paragraph-rsid="001ab1e2" style:font-size-asian="10pt" style:font-style-asian="italic" style:font-weight-asian="bold" style:font-size-complex="10pt" style:font-style-complex="italic" style:font-weight-complex="bold"/>
    </style:style>
    <style:style style:name="P49" style:family="paragraph" style:parent-style-name="Preformatted_20_Text">
      <style:paragraph-properties fo:background-color="#33ff99" fo:padding="0.074cm" fo:border-left="none" fo:border-right="none" fo:border-top="none" fo:border-bottom="0.06pt solid #000000" style:join-border="false">
        <style:background-image/>
      </style:paragraph-properties>
      <style:text-properties officeooo:rsid="00139a8a" officeooo:paragraph-rsid="001e5b03"/>
    </style:style>
    <style:style style:name="P50" style:family="paragraph" style:parent-style-name="Preformatted_20_Text">
      <style:paragraph-properties fo:background-color="#33ff99" fo:padding="0.074cm" fo:border-left="none" fo:border-right="none" fo:border-top="none" fo:border-bottom="0.06pt solid #000000" style:join-border="false">
        <style:background-image/>
      </style:paragraph-properties>
      <style:text-properties officeooo:rsid="00139a8a" officeooo:paragraph-rsid="00139a8a"/>
    </style:style>
    <style:style style:name="P51" style:family="paragraph" style:parent-style-name="Preformatted_20_Text">
      <style:paragraph-properties fo:background-color="#33ff99" fo:padding="0.074cm" fo:border-left="none" fo:border-right="none" fo:border-top="none" fo:border-bottom="0.06pt solid #000000" style:join-border="false">
        <style:background-image/>
      </style:paragraph-properties>
      <style:text-properties officeooo:rsid="00139a8a" officeooo:paragraph-rsid="001ab1e2"/>
    </style:style>
    <style:style style:name="P52" style:family="paragraph" style:parent-style-name="Preformatted_20_Text">
      <style:paragraph-properties fo:background-color="#33ff99">
        <style:background-image/>
      </style:paragraph-properties>
      <style:text-properties fo:font-style="italic" officeooo:rsid="0011e6f3" officeooo:paragraph-rsid="001e5b03" style:font-style-asian="italic" style:font-style-complex="italic"/>
    </style:style>
    <style:style style:name="P53" style:family="paragraph" style:parent-style-name="Preformatted_20_Text">
      <style:paragraph-properties fo:background-color="#33ff99">
        <style:background-image/>
      </style:paragraph-properties>
      <style:text-properties fo:font-style="italic" officeooo:rsid="0011e6f3" officeooo:paragraph-rsid="001ab1e2" style:font-style-asian="italic" style:font-style-complex="italic"/>
    </style:style>
    <style:style style:name="P54" style:family="paragraph" style:parent-style-name="Preformatted_20_Text">
      <style:paragraph-properties fo:background-color="#33ff99">
        <style:background-image/>
      </style:paragraph-properties>
      <style:text-properties fo:font-style="italic" officeooo:rsid="00139a8a" officeooo:paragraph-rsid="00139a8a" style:font-style-asian="italic" style:font-style-complex="italic"/>
    </style:style>
    <style:style style:name="P55" style:family="paragraph" style:parent-style-name="Preformatted_20_Text">
      <style:paragraph-properties fo:background-color="#33ff99">
        <style:background-image/>
      </style:paragraph-properties>
      <style:text-properties fo:font-style="italic" officeooo:rsid="00139a8a" officeooo:paragraph-rsid="001ab1e2" style:font-style-asian="italic" style:font-style-complex="italic"/>
    </style:style>
    <style:style style:name="P56" style:family="paragraph" style:parent-style-name="Preformatted_20_Text">
      <style:paragraph-properties fo:background-color="#33ff99">
        <style:background-image/>
      </style:paragraph-properties>
      <style:text-properties officeooo:rsid="00139a8a" officeooo:paragraph-rsid="001e5b03"/>
    </style:style>
    <style:style style:name="P57" style:family="paragraph" style:parent-style-name="Preformatted_20_Text">
      <style:paragraph-properties fo:background-color="#33ff99">
        <style:background-image/>
      </style:paragraph-properties>
      <style:text-properties officeooo:rsid="0011e6f3" officeooo:paragraph-rsid="001e5b03"/>
    </style:style>
    <style:style style:name="P58" style:family="paragraph" style:parent-style-name="Preformatted_20_Text">
      <style:paragraph-properties fo:background-color="#33ff99">
        <style:background-image/>
      </style:paragraph-properties>
      <style:text-properties officeooo:rsid="0011e6f3" officeooo:paragraph-rsid="00139a8a"/>
    </style:style>
    <style:style style:name="P59" style:family="paragraph" style:parent-style-name="Preformatted_20_Text">
      <style:paragraph-properties fo:background-color="#33ff99">
        <style:background-image/>
      </style:paragraph-properties>
      <style:text-properties officeooo:rsid="0011e6f3" officeooo:paragraph-rsid="001ab1e2"/>
    </style:style>
    <style:style style:name="P60" style:family="paragraph" style:parent-style-name="Preformatted_20_Text">
      <style:paragraph-properties fo:background-color="#33ff99">
        <style:background-image/>
      </style:paragraph-properties>
      <style:text-properties style:text-underline-style="solid" style:text-underline-width="auto" style:text-underline-color="font-color" officeooo:rsid="00139a8a" officeooo:paragraph-rsid="00139a8a"/>
    </style:style>
    <style:style style:name="P61" style:family="paragraph" style:parent-style-name="Preformatted_20_Text">
      <style:paragraph-properties fo:background-color="#33ff99">
        <style:background-image/>
      </style:paragraph-properties>
      <style:text-properties style:text-underline-style="solid" style:text-underline-width="auto" style:text-underline-color="font-color" officeooo:rsid="00139a8a" officeooo:paragraph-rsid="001ab1e2"/>
    </style:style>
    <style:style style:name="P62" style:family="paragraph" style:parent-style-name="Preformatted_20_Text">
      <style:paragraph-properties fo:background-color="#33ff99">
        <style:background-image/>
      </style:paragraph-properties>
      <style:text-properties style:text-underline-style="solid" style:text-underline-width="auto" style:text-underline-color="font-color" officeooo:rsid="00139a8a" officeooo:paragraph-rsid="001e5b03"/>
    </style:style>
    <style:style style:name="P63" style:family="paragraph" style:parent-style-name="Preformatted_20_Text">
      <style:paragraph-properties fo:background-color="#cccccc" fo:padding="0.074cm" fo:border-left="none" fo:border-right="none" fo:border-top="none" fo:border-bottom="0.06pt solid #000000" style:join-border="false">
        <style:background-image/>
      </style:paragraph-properties>
      <style:text-properties fo:font-size="10pt" fo:font-style="italic" fo:font-weight="bold" officeooo:rsid="00139a8a" officeooo:paragraph-rsid="00139a8a" style:font-size-asian="10pt" style:font-style-asian="italic" style:font-weight-asian="bold" style:font-size-complex="10pt" style:font-style-complex="italic" style:font-weight-complex="bold"/>
    </style:style>
    <style:style style:name="P64" style:family="paragraph" style:parent-style-name="Preformatted_20_Text">
      <style:paragraph-properties fo:background-color="#cccccc" fo:padding="0.074cm" fo:border-left="none" fo:border-right="none" fo:border-top="none" fo:border-bottom="0.06pt solid #000000" style:join-border="false">
        <style:background-image/>
      </style:paragraph-properties>
      <style:text-properties officeooo:rsid="00139a8a" officeooo:paragraph-rsid="00139a8a"/>
    </style:style>
    <style:style style:name="P65" style:family="paragraph" style:parent-style-name="Preformatted_20_Text">
      <style:paragraph-properties fo:background-color="#cccccc">
        <style:background-image/>
      </style:paragraph-properties>
      <style:text-properties fo:font-style="italic" officeooo:rsid="0011e6f3" officeooo:paragraph-rsid="001ab1e2" style:font-style-asian="italic" style:font-style-complex="italic"/>
    </style:style>
    <style:style style:name="P66" style:family="paragraph" style:parent-style-name="Preformatted_20_Text">
      <style:paragraph-properties fo:background-color="#cccccc">
        <style:background-image/>
      </style:paragraph-properties>
      <style:text-properties fo:font-style="italic" officeooo:rsid="00139a8a" officeooo:paragraph-rsid="00139a8a" style:font-style-asian="italic" style:font-style-complex="italic"/>
    </style:style>
    <style:style style:name="P67" style:family="paragraph" style:parent-style-name="Preformatted_20_Text">
      <style:paragraph-properties fo:background-color="#cccccc">
        <style:background-image/>
      </style:paragraph-properties>
      <style:text-properties officeooo:rsid="0011e6f3" officeooo:paragraph-rsid="00139a8a"/>
    </style:style>
    <style:style style:name="P68" style:family="paragraph" style:parent-style-name="Preformatted_20_Text">
      <style:paragraph-properties fo:background-color="#cccccc">
        <style:background-image/>
      </style:paragraph-properties>
      <style:text-properties style:text-underline-style="solid" style:text-underline-width="auto" style:text-underline-color="font-color" officeooo:rsid="00139a8a" officeooo:paragraph-rsid="00139a8a"/>
    </style:style>
    <style:style style:name="P69" style:family="paragraph" style:parent-style-name="Preformatted_20_Text">
      <style:paragraph-properties fo:background-color="#ffff99" fo:padding="0.074cm" fo:border-left="none" fo:border-right="none" fo:border-top="none" fo:border-bottom="0.06pt solid #000000" style:join-border="false">
        <style:background-image/>
      </style:paragraph-properties>
      <style:text-properties fo:font-size="10pt" fo:font-style="italic" fo:font-weight="bold" officeooo:rsid="00139a8a" officeooo:paragraph-rsid="00139a8a" style:font-size-asian="10pt" style:font-style-asian="italic" style:font-weight-asian="bold" style:font-size-complex="10pt" style:font-style-complex="italic" style:font-weight-complex="bold"/>
    </style:style>
    <style:style style:name="P70" style:family="paragraph" style:parent-style-name="Preformatted_20_Text">
      <style:paragraph-properties fo:background-color="#ffff99" fo:padding="0.074cm" fo:border-left="none" fo:border-right="none" fo:border-top="none" fo:border-bottom="0.06pt solid #000000" style:join-border="false">
        <style:background-image/>
      </style:paragraph-properties>
      <style:text-properties fo:font-size="10pt" fo:font-style="italic" fo:font-weight="bold" officeooo:rsid="00139a8a" officeooo:paragraph-rsid="001c8825" style:font-size-asian="10pt" style:font-style-asian="italic" style:font-weight-asian="bold" style:font-size-complex="10pt" style:font-style-complex="italic" style:font-weight-complex="bold"/>
    </style:style>
    <style:style style:name="P71" style:family="paragraph" style:parent-style-name="Preformatted_20_Text">
      <style:paragraph-properties fo:background-color="#ffff99" fo:padding="0.074cm" fo:border-left="none" fo:border-right="none" fo:border-top="none" fo:border-bottom="0.06pt solid #000000" style:join-border="false">
        <style:background-image/>
      </style:paragraph-properties>
      <style:text-properties officeooo:rsid="00139a8a" officeooo:paragraph-rsid="00139a8a"/>
    </style:style>
    <style:style style:name="P72" style:family="paragraph" style:parent-style-name="Preformatted_20_Text">
      <style:paragraph-properties fo:background-color="#ffff99" fo:padding="0.074cm" fo:border-left="none" fo:border-right="none" fo:border-top="none" fo:border-bottom="0.06pt solid #000000" style:join-border="false">
        <style:background-image/>
      </style:paragraph-properties>
      <style:text-properties officeooo:rsid="00139a8a" officeooo:paragraph-rsid="001c8825"/>
    </style:style>
    <style:style style:name="P73" style:family="paragraph" style:parent-style-name="Preformatted_20_Text">
      <style:paragraph-properties fo:background-color="#ffff99">
        <style:background-image/>
      </style:paragraph-properties>
      <style:text-properties fo:font-style="italic" officeooo:rsid="0011e6f3" officeooo:paragraph-rsid="0011e6f3" style:font-style-asian="italic" style:font-style-complex="italic"/>
    </style:style>
    <style:style style:name="P74" style:family="paragraph" style:parent-style-name="Preformatted_20_Text">
      <style:paragraph-properties fo:background-color="#ffff99">
        <style:background-image/>
      </style:paragraph-properties>
      <style:text-properties fo:font-style="italic" officeooo:rsid="0011e6f3" officeooo:paragraph-rsid="001c8825" style:font-style-asian="italic" style:font-style-complex="italic"/>
    </style:style>
    <style:style style:name="P75" style:family="paragraph" style:parent-style-name="Preformatted_20_Text">
      <style:paragraph-properties fo:background-color="#ffff99">
        <style:background-image/>
      </style:paragraph-properties>
      <style:text-properties fo:font-style="italic" officeooo:rsid="00139a8a" officeooo:paragraph-rsid="00139a8a" style:font-style-asian="italic" style:font-style-complex="italic"/>
    </style:style>
    <style:style style:name="P76" style:family="paragraph" style:parent-style-name="Preformatted_20_Text">
      <style:paragraph-properties fo:background-color="#ffff99">
        <style:background-image/>
      </style:paragraph-properties>
      <style:text-properties fo:font-style="italic" officeooo:rsid="00139a8a" officeooo:paragraph-rsid="001c8825" style:font-style-asian="italic" style:font-style-complex="italic"/>
    </style:style>
    <style:style style:name="P77" style:family="paragraph" style:parent-style-name="Preformatted_20_Text">
      <style:paragraph-properties fo:background-color="#ffff99">
        <style:background-image/>
      </style:paragraph-properties>
      <style:text-properties officeooo:rsid="0011e6f3" officeooo:paragraph-rsid="0011e6f3"/>
    </style:style>
    <style:style style:name="P78" style:family="paragraph" style:parent-style-name="Preformatted_20_Text">
      <style:paragraph-properties fo:background-color="#ffff99">
        <style:background-image/>
      </style:paragraph-properties>
      <style:text-properties officeooo:rsid="0011e6f3" officeooo:paragraph-rsid="001c8825"/>
    </style:style>
    <style:style style:name="P79" style:family="paragraph" style:parent-style-name="Preformatted_20_Text">
      <style:paragraph-properties fo:background-color="#ffff99">
        <style:background-image/>
      </style:paragraph-properties>
      <style:text-properties style:text-underline-style="solid" style:text-underline-width="auto" style:text-underline-color="font-color" officeooo:rsid="00139a8a" officeooo:paragraph-rsid="00139a8a"/>
    </style:style>
    <style:style style:name="P80" style:family="paragraph" style:parent-style-name="Preformatted_20_Text">
      <style:paragraph-properties fo:background-color="#ffff99">
        <style:background-image/>
      </style:paragraph-properties>
      <style:text-properties style:text-underline-style="solid" style:text-underline-width="auto" style:text-underline-color="font-color" fo:font-weight="normal" officeooo:rsid="00139a8a" officeooo:paragraph-rsid="001c8825" style:font-weight-asian="normal" style:font-weight-complex="normal"/>
    </style:style>
    <style:style style:name="P81" style:family="paragraph" style:parent-style-name="Preformatted_20_Text">
      <style:paragraph-properties fo:margin-top="0cm" fo:margin-bottom="0cm" style:contextual-spacing="false"/>
      <style:text-properties style:text-underline-style="none" officeooo:rsid="001f8099" officeooo:paragraph-rsid="001f8099"/>
    </style:style>
    <style:style style:name="P82" style:family="paragraph" style:parent-style-name="Preformatted_20_Text">
      <style:paragraph-properties fo:margin-top="0cm" fo:margin-bottom="0.499cm" style:contextual-spacing="false"/>
    </style:style>
    <style:style style:name="P83" style:family="paragraph" style:parent-style-name="Preformatted_20_Text">
      <style:paragraph-properties fo:margin-top="0cm" fo:margin-bottom="0.499cm" style:contextual-spacing="false"/>
      <style:text-properties style:text-underline-style="none" fo:font-weight="normal" officeooo:rsid="00139a8a" style:font-weight-asian="normal" style:font-weight-complex="normal"/>
    </style:style>
    <style:style style:name="P84" style:family="paragraph" style:parent-style-name="Preformatted_20_Text">
      <style:paragraph-properties fo:margin-top="0cm" fo:margin-bottom="0.499cm" style:contextual-spacing="false"/>
      <style:text-properties style:text-underline-style="none" fo:font-weight="normal" officeooo:rsid="00139a8a" officeooo:paragraph-rsid="001e5b03" style:font-weight-asian="normal" style:font-weight-complex="normal"/>
    </style:style>
    <style:style style:name="P85" style:family="paragraph" style:parent-style-name="Preformatted_20_Text">
      <style:paragraph-properties fo:margin-top="0cm" fo:margin-bottom="0.499cm" style:contextual-spacing="false"/>
      <style:text-properties style:text-underline-style="none" fo:font-weight="normal" officeooo:rsid="00139a8a" officeooo:paragraph-rsid="00211941" style:font-weight-asian="normal" style:font-weight-complex="normal"/>
    </style:style>
    <style:style style:name="P86" style:family="paragraph" style:parent-style-name="Preformatted_20_Text">
      <style:paragraph-properties fo:margin-top="0cm" fo:margin-bottom="0.499cm" style:contextual-spacing="false"/>
      <style:text-properties style:text-underline-style="none" officeooo:rsid="001f8099" officeooo:paragraph-rsid="001f8099"/>
    </style:style>
    <style:style style:name="P87" style:family="paragraph" style:parent-style-name="Preformatted_20_Text">
      <style:paragraph-properties fo:margin-top="0cm" fo:margin-bottom="0.499cm" style:contextual-spacing="false"/>
      <style:text-properties style:text-underline-style="none" officeooo:rsid="001f8099" officeooo:paragraph-rsid="00211941"/>
    </style:style>
    <style:style style:name="P88" style:family="paragraph" style:parent-style-name="Preformatted_20_Text">
      <style:paragraph-properties fo:margin-top="0cm" fo:margin-bottom="0.499cm" style:contextual-spacing="false"/>
      <style:text-properties officeooo:rsid="00182d14" officeooo:paragraph-rsid="0018f1ff"/>
    </style:style>
    <style:style style:name="P89" style:family="paragraph" style:parent-style-name="Preformatted_20_Text">
      <style:paragraph-properties fo:margin-top="0cm" fo:margin-bottom="0.499cm" style:contextual-spacing="false"/>
      <style:text-properties officeooo:rsid="00182d14" officeooo:paragraph-rsid="00211941"/>
    </style:style>
    <style:style style:name="P90" style:family="paragraph" style:parent-style-name="Preformatted_20_Text">
      <style:paragraph-properties fo:margin-top="0cm" fo:margin-bottom="0.499cm" style:contextual-spacing="false"/>
      <style:text-properties officeooo:rsid="00139a8a" officeooo:paragraph-rsid="00211941"/>
    </style:style>
    <style:style style:name="P91" style:family="paragraph" style:parent-style-name="Preformatted_20_Text">
      <style:paragraph-properties fo:margin-top="0cm" fo:margin-bottom="0.499cm" style:contextual-spacing="false"/>
      <style:text-properties fo:color="#800000" officeooo:rsid="00139a8a" officeooo:paragraph-rsid="00211941"/>
    </style:style>
    <style:style style:name="P92" style:family="paragraph" style:parent-style-name="Preformatted_20_Text">
      <style:paragraph-properties fo:margin-top="0cm" fo:margin-bottom="0.499cm" style:contextual-spacing="false"/>
      <style:text-properties fo:color="#800000" officeooo:rsid="00182d14" officeooo:paragraph-rsid="00211941"/>
    </style:style>
    <style:style style:name="P93" style:family="paragraph" style:parent-style-name="Preformatted_20_Text">
      <style:paragraph-properties fo:margin-top="0cm" fo:margin-bottom="0.499cm" style:contextual-spacing="false"/>
      <style:text-properties fo:color="#800000" style:text-underline-style="none" fo:font-weight="normal" officeooo:rsid="00139a8a" style:font-weight-asian="normal" style:font-weight-complex="normal"/>
    </style:style>
    <style:style style:name="P94" style:family="paragraph" style:parent-style-name="Preformatted_20_Text">
      <style:paragraph-properties fo:margin-top="0cm" fo:margin-bottom="0.499cm" style:contextual-spacing="false"/>
      <style:text-properties fo:color="#800000" style:text-underline-style="none" fo:font-weight="normal" officeooo:rsid="00139a8a" officeooo:paragraph-rsid="00211941" style:font-weight-asian="normal" style:font-weight-complex="normal"/>
    </style:style>
    <style:style style:name="P95" style:family="paragraph" style:parent-style-name="Preformatted_20_Text">
      <style:paragraph-properties fo:margin-top="0cm" fo:margin-bottom="0.499cm" style:contextual-spacing="false"/>
      <style:text-properties fo:font-size="20pt" style:text-underline-style="none" fo:font-weight="bold" officeooo:rsid="001f8099" officeooo:paragraph-rsid="00211941" style:font-size-asian="20pt" style:font-weight-asian="bold" style:font-size-complex="20pt" style:font-weight-complex="bold"/>
    </style:style>
    <style:style style:name="P96" style:family="paragraph" style:parent-style-name="Preformatted_20_Text">
      <style:paragraph-properties fo:margin-top="0cm" fo:margin-bottom="0.499cm" style:contextual-spacing="false" fo:background-color="#33ff99">
        <style:background-image/>
      </style:paragraph-properties>
      <style:text-properties style:text-underline-style="solid" style:text-underline-width="auto" style:text-underline-color="font-color" officeooo:rsid="00139a8a" officeooo:paragraph-rsid="001e5b03"/>
    </style:style>
    <style:style style:name="P97" style:family="paragraph" style:parent-style-name="Preformatted_20_Text">
      <style:text-properties officeooo:paragraph-rsid="00211941"/>
    </style:style>
    <style:style style:name="P98" style:family="paragraph" style:parent-style-name="Preformatted_20_Text">
      <style:text-properties fo:color="#800000"/>
    </style:style>
    <style:style style:name="P99" style:family="paragraph" style:parent-style-name="Preformatted_20_Text">
      <style:text-properties style:text-underline-style="none" fo:font-weight="normal" officeooo:rsid="00139a8a" officeooo:paragraph-rsid="0011e6f3" style:font-weight-asian="normal" style:font-weight-complex="normal"/>
    </style:style>
    <style:style style:name="P100" style:family="paragraph" style:parent-style-name="Preformatted_20_Text">
      <style:text-properties fo:font-size="10pt" fo:font-weight="bold" officeooo:rsid="00139a8a" officeooo:paragraph-rsid="00139a8a" style:font-size-asian="10pt" style:font-weight-asian="bold" style:font-size-complex="10pt" style:font-weight-complex="bold"/>
    </style:style>
    <style:style style:name="P101" style:family="paragraph" style:parent-style-name="Preformatted_20_Text">
      <style:paragraph-properties fo:padding="0.074cm" fo:border-left="none" fo:border-right="none" fo:border-top="none" fo:border-bottom="0.06pt solid #000000" style:join-border="false"/>
      <style:text-properties officeooo:rsid="0011e6f3" officeooo:paragraph-rsid="0018f1ff"/>
    </style:style>
    <style:style style:name="P102" style:family="paragraph" style:parent-style-name="Preformatted_20_Text">
      <style:paragraph-properties fo:background-color="#cccccc">
        <style:background-image/>
      </style:paragraph-properties>
      <style:text-properties fo:font-style="italic" officeooo:rsid="0011e6f3" officeooo:paragraph-rsid="001ab1e2" style:font-style-asian="italic" style:font-style-complex="italic"/>
    </style:style>
    <style:style style:name="P103" style:family="paragraph" style:parent-style-name="Preformatted_20_Text">
      <style:paragraph-properties fo:background-color="#cccccc">
        <style:background-image/>
      </style:paragraph-properties>
      <style:text-properties fo:font-style="italic" officeooo:rsid="0011e6f3" officeooo:paragraph-rsid="00211941" style:font-style-asian="italic" style:font-style-complex="italic"/>
    </style:style>
    <style:style style:name="P104" style:family="paragraph" style:parent-style-name="Preformatted_20_Text">
      <style:paragraph-properties fo:background-color="#cccccc">
        <style:background-image/>
      </style:paragraph-properties>
      <style:text-properties fo:font-style="italic" officeooo:rsid="00139a8a" officeooo:paragraph-rsid="00211941" style:font-style-asian="italic" style:font-style-complex="italic"/>
    </style:style>
    <style:style style:name="P105" style:family="paragraph" style:parent-style-name="Preformatted_20_Text">
      <style:paragraph-properties fo:background-color="#cccccc">
        <style:background-image/>
      </style:paragraph-properties>
      <style:text-properties fo:font-style="italic" officeooo:rsid="00139a8a" officeooo:paragraph-rsid="001ab1e2" style:font-style-asian="italic" style:font-style-complex="italic"/>
    </style:style>
    <style:style style:name="P106" style:family="paragraph" style:parent-style-name="Preformatted_20_Text">
      <style:paragraph-properties fo:background-color="#cccccc">
        <style:background-image/>
      </style:paragraph-properties>
      <style:text-properties officeooo:rsid="0011e6f3" officeooo:paragraph-rsid="00211941"/>
    </style:style>
    <style:style style:name="P107" style:family="paragraph" style:parent-style-name="Preformatted_20_Text">
      <style:paragraph-properties fo:background-color="#cccccc">
        <style:background-image/>
      </style:paragraph-properties>
      <style:text-properties officeooo:rsid="0011e6f3" officeooo:paragraph-rsid="001ab1e2"/>
    </style:style>
    <style:style style:name="P108" style:family="paragraph" style:parent-style-name="Preformatted_20_Text">
      <style:paragraph-properties fo:background-color="#cccccc">
        <style:background-image/>
      </style:paragraph-properties>
      <style:text-properties style:text-underline-style="solid" style:text-underline-width="auto" style:text-underline-color="font-color" officeooo:rsid="00139a8a" officeooo:paragraph-rsid="00211941"/>
    </style:style>
    <style:style style:name="P109" style:family="paragraph" style:parent-style-name="Preformatted_20_Text">
      <style:paragraph-properties fo:background-color="#cccccc">
        <style:background-image/>
      </style:paragraph-properties>
      <style:text-properties style:text-underline-style="solid" style:text-underline-width="auto" style:text-underline-color="font-color" fo:font-weight="normal" officeooo:rsid="00139a8a" officeooo:paragraph-rsid="001ab1e2" style:font-weight-asian="normal" style:font-weight-complex="normal"/>
    </style:style>
    <style:style style:name="P110" style:family="paragraph" style:parent-style-name="Preformatted_20_Text">
      <style:paragraph-properties fo:background-color="#cccccc" fo:padding="0.074cm" fo:border-left="none" fo:border-right="none" fo:border-top="none" fo:border-bottom="0.06pt solid #000000" style:join-border="false">
        <style:background-image/>
      </style:paragraph-properties>
      <style:text-properties officeooo:rsid="00139a8a" officeooo:paragraph-rsid="00211941"/>
    </style:style>
    <style:style style:name="P111" style:family="paragraph" style:parent-style-name="Preformatted_20_Text">
      <style:paragraph-properties fo:background-color="#cccccc" fo:padding="0.074cm" fo:border-left="none" fo:border-right="none" fo:border-top="none" fo:border-bottom="0.06pt solid #000000" style:join-border="false">
        <style:background-image/>
      </style:paragraph-properties>
      <style:text-properties officeooo:rsid="00139a8a" officeooo:paragraph-rsid="001ab1e2"/>
    </style:style>
    <style:style style:name="P112" style:family="paragraph" style:parent-style-name="Preformatted_20_Text">
      <style:paragraph-properties fo:background-color="#cccccc" fo:padding="0.074cm" fo:border-left="none" fo:border-right="none" fo:border-top="none" fo:border-bottom="0.06pt solid #000000" style:join-border="false">
        <style:background-image/>
      </style:paragraph-properties>
      <style:text-properties fo:font-size="10pt" fo:font-style="italic" fo:font-weight="bold" officeooo:rsid="00139a8a" officeooo:paragraph-rsid="00211941" style:font-size-asian="10pt" style:font-style-asian="italic" style:font-weight-asian="bold" style:font-size-complex="10pt" style:font-style-complex="italic" style:font-weight-complex="bold"/>
    </style:style>
    <style:style style:name="P113" style:family="paragraph" style:parent-style-name="Preformatted_20_Text">
      <style:paragraph-properties fo:background-color="#cccccc" fo:padding="0.074cm" fo:border-left="none" fo:border-right="none" fo:border-top="none" fo:border-bottom="0.06pt solid #000000" style:join-border="false">
        <style:background-image/>
      </style:paragraph-properties>
      <style:text-properties fo:font-size="10pt" fo:font-style="italic" fo:font-weight="bold" officeooo:rsid="00139a8a" officeooo:paragraph-rsid="001ab1e2" style:font-size-asian="10pt" style:font-style-asian="italic" style:font-weight-asian="bold" style:font-size-complex="10pt" style:font-style-complex="italic" style:font-weight-complex="bold"/>
    </style:style>
    <style:style style:name="P114" style:family="paragraph" style:parent-style-name="Preformatted_20_Text">
      <style:paragraph-properties fo:background-color="#33ff99" fo:padding="0.074cm" fo:border-left="none" fo:border-right="none" fo:border-top="none" fo:border-bottom="0.06pt solid #000000" style:join-border="false">
        <style:background-image/>
      </style:paragraph-properties>
      <style:text-properties fo:font-size="10pt" fo:font-style="italic" fo:font-weight="bold" officeooo:rsid="00139a8a" officeooo:paragraph-rsid="00211941" style:font-size-asian="10pt" style:font-style-asian="italic" style:font-weight-asian="bold" style:font-size-complex="10pt" style:font-style-complex="italic" style:font-weight-complex="bold"/>
    </style:style>
    <style:style style:name="P115" style:family="paragraph" style:parent-style-name="Preformatted_20_Text">
      <style:paragraph-properties fo:background-color="#33ff99" fo:padding="0.074cm" fo:border-left="none" fo:border-right="none" fo:border-top="none" fo:border-bottom="0.06pt solid #000000" style:join-border="false">
        <style:background-image/>
      </style:paragraph-properties>
      <style:text-properties officeooo:rsid="00139a8a" officeooo:paragraph-rsid="00211941"/>
    </style:style>
    <style:style style:name="P116" style:family="paragraph" style:parent-style-name="Preformatted_20_Text">
      <style:paragraph-properties fo:background-color="#33ff99">
        <style:background-image/>
      </style:paragraph-properties>
      <style:text-properties fo:font-style="italic" officeooo:rsid="0011e6f3" officeooo:paragraph-rsid="00211941" style:font-style-asian="italic" style:font-style-complex="italic"/>
    </style:style>
    <style:style style:name="P117" style:family="paragraph" style:parent-style-name="Preformatted_20_Text">
      <style:paragraph-properties fo:background-color="#33ff99">
        <style:background-image/>
      </style:paragraph-properties>
      <style:text-properties fo:font-style="italic" officeooo:rsid="00139a8a" officeooo:paragraph-rsid="00211941" style:font-style-asian="italic" style:font-style-complex="italic"/>
    </style:style>
    <style:style style:name="P118" style:family="paragraph" style:parent-style-name="Preformatted_20_Text">
      <style:paragraph-properties fo:background-color="#33ff99">
        <style:background-image/>
      </style:paragraph-properties>
      <style:text-properties officeooo:rsid="0011e6f3" officeooo:paragraph-rsid="00211941"/>
    </style:style>
    <style:style style:name="P119" style:family="paragraph" style:parent-style-name="Preformatted_20_Text">
      <style:paragraph-properties fo:background-color="#33ff99">
        <style:background-image/>
      </style:paragraph-properties>
      <style:text-properties style:text-underline-style="solid" style:text-underline-width="auto" style:text-underline-color="font-color" officeooo:rsid="00139a8a" officeooo:paragraph-rsid="00211941"/>
    </style:style>
    <style:style style:name="P120" style:family="paragraph" style:parent-style-name="Preformatted_20_Text">
      <style:paragraph-properties fo:background-color="#33ff99">
        <style:background-image/>
      </style:paragraph-properties>
      <style:text-properties style:text-underline-style="solid" style:text-underline-width="auto" style:text-underline-color="font-color" fo:font-weight="normal" officeooo:rsid="00139a8a" officeooo:paragraph-rsid="00211941" style:font-weight-asian="normal" style:font-weight-complex="normal"/>
    </style:style>
    <style:style style:name="P121" style:family="paragraph" style:parent-style-name="Preformatted_20_Text">
      <style:paragraph-properties fo:margin-top="0cm" fo:margin-bottom="0cm" style:contextual-spacing="false"/>
      <style:text-properties style:text-underline-style="none" officeooo:rsid="001f8099" officeooo:paragraph-rsid="001f8099"/>
    </style:style>
    <style:style style:name="P122" style:family="paragraph" style:parent-style-name="Preformatted_20_Text">
      <style:paragraph-properties fo:margin-top="0cm" fo:margin-bottom="0cm" style:contextual-spacing="false"/>
      <style:text-properties style:text-underline-style="none" officeooo:rsid="001f8099" officeooo:paragraph-rsid="00211941"/>
    </style:style>
    <style:style style:name="P123" style:family="paragraph" style:parent-style-name="Preformatted_20_Text">
      <style:paragraph-properties fo:margin-top="0cm" fo:margin-bottom="0cm" style:contextual-spacing="false"/>
      <style:text-properties style:text-underline-style="none" officeooo:rsid="00211941" officeooo:paragraph-rsid="00211941"/>
    </style:style>
    <style:style style:name="P124" style:family="paragraph" style:parent-style-name="Preformatted_20_Text">
      <style:paragraph-properties fo:margin-top="0cm" fo:margin-bottom="0cm" style:contextual-spacing="false"/>
      <style:text-properties fo:font-size="10pt" style:text-underline-style="none" fo:font-weight="normal" officeooo:rsid="001f8099" officeooo:paragraph-rsid="00211941" style:font-size-asian="10pt" style:font-weight-asian="normal" style:font-size-complex="10pt" style:font-weight-complex="normal"/>
    </style:style>
    <style:style style:name="P125" style:family="paragraph" style:parent-style-name="Preformatted_20_Text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fo:font-size="10pt" style:text-underline-style="none" fo:font-weight="normal" officeooo:rsid="001f8099" officeooo:paragraph-rsid="00211941" style:font-size-asian="10pt" style:font-weight-asian="normal" style:font-size-complex="10pt" style:font-weight-complex="normal"/>
    </style:style>
    <style:style style:name="P126" style:family="paragraph" style:parent-style-name="Preformatted_20_Text">
      <style:paragraph-properties fo:background-color="#ffff99" fo:padding="0.074cm" fo:border-left="none" fo:border-right="none" fo:border-top="none" fo:border-bottom="0.06pt solid #000000" style:join-border="false">
        <style:background-image/>
      </style:paragraph-properties>
      <style:text-properties fo:font-size="10pt" fo:font-style="italic" fo:font-weight="bold" officeooo:rsid="00139a8a" officeooo:paragraph-rsid="00211941" style:font-size-asian="10pt" style:font-style-asian="italic" style:font-weight-asian="bold" style:font-size-complex="10pt" style:font-style-complex="italic" style:font-weight-complex="bold"/>
    </style:style>
    <style:style style:name="P127" style:family="paragraph" style:parent-style-name="Preformatted_20_Text">
      <style:paragraph-properties fo:background-color="#ffff99" fo:padding="0.074cm" fo:border-left="none" fo:border-right="none" fo:border-top="none" fo:border-bottom="0.06pt solid #000000" style:join-border="false">
        <style:background-image/>
      </style:paragraph-properties>
      <style:text-properties officeooo:rsid="00139a8a" officeooo:paragraph-rsid="00211941"/>
    </style:style>
    <style:style style:name="P128" style:family="paragraph" style:parent-style-name="Preformatted_20_Text">
      <style:paragraph-properties fo:background-color="#ffff99">
        <style:background-image/>
      </style:paragraph-properties>
      <style:text-properties fo:font-style="italic" officeooo:rsid="0011e6f3" officeooo:paragraph-rsid="00211941" style:font-style-asian="italic" style:font-style-complex="italic"/>
    </style:style>
    <style:style style:name="P129" style:family="paragraph" style:parent-style-name="Preformatted_20_Text">
      <style:paragraph-properties fo:background-color="#ffff99">
        <style:background-image/>
      </style:paragraph-properties>
      <style:text-properties fo:font-style="italic" officeooo:rsid="00139a8a" officeooo:paragraph-rsid="00211941" style:font-style-asian="italic" style:font-style-complex="italic"/>
    </style:style>
    <style:style style:name="P130" style:family="paragraph" style:parent-style-name="Preformatted_20_Text">
      <style:paragraph-properties fo:background-color="#ffff99">
        <style:background-image/>
      </style:paragraph-properties>
      <style:text-properties officeooo:rsid="0011e6f3" officeooo:paragraph-rsid="00211941"/>
    </style:style>
    <style:style style:name="P131" style:family="paragraph" style:parent-style-name="Preformatted_20_Text">
      <style:paragraph-properties fo:background-color="#ffff99">
        <style:background-image/>
      </style:paragraph-properties>
      <style:text-properties style:text-underline-style="solid" style:text-underline-width="auto" style:text-underline-color="font-color" fo:font-weight="normal" officeooo:rsid="00139a8a" officeooo:paragraph-rsid="00211941" style:font-weight-asian="normal" style:font-weight-complex="normal"/>
    </style:style>
    <style:style style:name="T1" style:family="text">
      <style:text-properties officeooo:rsid="00139a8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fo:background-color="#ffff00" loext:char-shading-value="0" style:font-weight-asian="normal" style:font-weight-complex="normal"/>
    </style:style>
    <style:style style:name="T4" style:family="text">
      <style:text-properties fo:background-color="#ffff00" loext:char-shading-value="0"/>
    </style:style>
    <style:style style:name="T5" style:family="text">
      <style:text-properties fo:font-size="10pt" fo:font-weight="bold" officeooo:rsid="001ab1e2" fo:background-color="#9999ff" loext:char-shading-value="0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01c8825" fo:background-color="#9999ff" loext:char-shading-value="0" style:font-size-asian="10pt" style:font-weight-asian="bold" style:font-size-complex="10pt" style:font-weight-complex="bold"/>
    </style:style>
    <style:style style:name="T7" style:family="text">
      <style:text-properties fo:font-size="10pt" style:text-underline-style="none" fo:font-weight="bold" fo:background-color="#9999ff" loext:char-shading-value="0" style:font-size-asian="10pt" style:font-weight-asian="bold" style:font-size-complex="10pt" style:font-weight-complex="bold"/>
    </style:style>
    <style:style style:name="T8" style:family="text">
      <style:text-properties fo:font-size="10pt" style:text-underline-style="none" fo:font-weight="bold" officeooo:rsid="001e5b03" fo:background-color="#9999ff" loext:char-shading-value="0" style:font-size-asian="10pt" style:font-weight-asian="bold" style:font-size-complex="10pt" style:font-weight-complex="bold"/>
    </style:style>
    <style:style style:name="T9" style:family="text">
      <style:text-properties officeooo:rsid="001ab1e2"/>
    </style:style>
    <style:style style:name="T10" style:family="text">
      <style:text-properties officeooo:rsid="001c8825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1e5b03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e5b03" style:font-style-asian="italic" style:font-style-complex="italic"/>
    </style:style>
    <style:style style:name="T15" style:family="text">
      <style:text-properties officeooo:rsid="00211941"/>
    </style:style>
    <style:style style:name="T16" style:family="text">
      <style:text-properties officeooo:rsid="001f8099"/>
    </style:style>
    <style:style style:name="T17" style:family="text">
      <style:text-properties fo:color="#800000"/>
    </style:style>
    <style:style style:name="T18" style:family="text">
      <style:text-properties fo:color="#000000"/>
    </style:style>
    <style:style style:name="T19" style:family="text">
      <style:text-properties fo:color="#000000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ZUSAMMENFASSEND:</text:p>
      <text:p text:style-name="P87">Best Results:</text:p>
      <text:p text:style-name="P122"><text:span text:style-name="T15">1) </text:span></text:p>
      <text:p text:style-name="P122">Version 2.1. (alles, pre-reduced), pre-selection RF, classifier in-pipe RF</text:p>
      <text:p text:style-name="P122">(acc 0.68, test score 0.69)</text:p>
      <text:p text:style-name="P122">Best classifier: <text:span text:style-name="T11">RF</text:span></text:p>
      <text:p text:style-name="P122"/>
      <text:p text:style-name="P122"><text:span text:style-name="T15">2) </text:span></text:p>
      <text:p text:style-name="P122">Version 2 (alles, non-reduced), in-pipe selecter RF, classifier inpipe LR</text:p>
      <text:p text:style-name="P122">(acc 0.67, test score 0.68)</text:p>
      <text:p text:style-name="P122">Best Classifier: <text:span text:style-name="T19">LogReg </text:span>(C=50)</text:p>
      <text:p text:style-name="P122"/>
      <text:p text:style-name="P122"><text:span text:style-name="T15">3) </text:span></text:p>
      <text:p text:style-name="P122">Version 2 (alles, non-reduced), in-pipe selecter <text:span text:style-name="T15">none</text:span>, classifier inpipe LR</text:p>
      <text:p text:style-name="P123">(acc: 0.66, score 0.69)</text:p>
      <text:p text:style-name="P123">Best classifier: <text:span text:style-name="T11">LogReg</text:span> (C=1)</text:p>
      <text:p text:style-name="P122"/>
      <text:p text:style-name="P122"><text:span text:style-name="T15">4) </text:span></text:p>
      <text:p text:style-name="P122">Version 1 (ratios, non-reduced), pre-selection RF, classifier inpipe LR</text:p>
      <text:p text:style-name="P122">(acc 0.63, score 0.63)</text:p>
      <text:p text:style-name="P122">Best classifier: <text:span text:style-name="T11">LogReg</text:span> (C=100)</text:p>
      <text:p text:style-name="P122"/>
      <text:p text:style-name="P123">5) </text:p>
      <text:p text:style-name="P123"><text:span text:style-name="T16">Version 1 (ratios, non-reduced), pre-selection </text:span>none<text:span text:style-name="T16">, classifier inpipe LR</text:span></text:p>
      <text:p text:style-name="P123">(acc 0.63, score 0.63)</text:p>
      <text:p text:style-name="P123">Best classifier: <text:span text:style-name="T11">LogReg</text:span> (C=50)</text:p>
      <text:p text:style-name="P122"/>
      <text:p text:style-name="P122"><text:span text:style-name="T15">6) </text:span></text:p>
      <text:p text:style-name="P122">Version 1.1 (ratios, reduced), pre-selection RF, classifier inpipe LR / RF</text:p>
      <text:p text:style-name="P122">(acc 0.62, score 0.65)</text:p>
      <text:p text:style-name="P124">Best classifier: <text:span text:style-name="T11">SVM </text:span>(C=10)</text:p>
      <text:p text:style-name="P124"/>
      <text:p text:style-name="P124"/>
      <text:p text:style-name="P124"/>
      <text:p text:style-name="P125"/>
      <text:p text:style-name="P4"/>
      <text:p text:style-name="P4"/>
      <text:p text:style-name="P4">ALLPIPES</text:p>
      <text:p text:style-name="P4"/>
      <text:p text:style-name="P4"/>
      <text:p text:style-name="P5">DATASET VERSION 1: only ratios</text:p>
      <text:p text:style-name="P14"/>
      <text:p text:style-name="P69">PIPE 1, Combination A <text:span text:style-name="T12">=&gt; GUT </text:span></text:p>
      <text:p text:style-name="P73">VERSION 1 (only ratios), <text:span text:style-name="T9">non-reduced</text:span></text:p>
      <text:p text:style-name="P75">PRE-SELECTION: NONE</text:p>
      <text:p text:style-name="P77">SELECTION <text:span text:style-name="T1">INPIPE: </text:span>RF</text:p>
      <text:p text:style-name="P71">CLASSIFIER INPIPE: RF</text:p>
      <text:p text:style-name="P77"/>
      <text:p text:style-name="P79">KERNEL: rbf</text:p>
      <text:p text:style-name="P3"/>
      <text:p text:style-name="P3">Score Pipe 1 = 0.6098591549295774 <text:s text:c="2"/></text:p>
      <text:p text:style-name="P3">vs. <text:s text:c="2"/>Ratio of "UP" (Test) = 0.5704225352112676</text:p>
      <text:p text:style-name="P3"/>
      <text:p text:style-name="P19">=&gt; GridSearchCV:</text:p>
      <text:p text:style-name="P37">Best CV accuracy: 0.60</text:p>
      <text:p text:style-name="P37">Test score: <text:s text:c="6"/>0.63</text:p>
      <text:p text:style-name="Preformatted_20_Text"><text:soft-page-break/><text:span text:style-name="T2">Best parameters: </text:span>{<text:span text:style-name="T3">'cl': SVC</text:span><text:span text:style-name="T4">(C=10,</text:span> cache_size=200, class_weight=None, coef0=0.0,</text:p>
      <text:p text:style-name="Preformatted_20_Text"><text:s text:c="2"/>decision_function_shape='ovr', degree=3, gamma='auto', kernel='rbf',</text:p>
      <text:p text:style-name="Preformatted_20_Text"><text:s text:c="2"/>max_iter=-1, probability=False, random_state=None, shrinking=True,</text:p>
      <text:p text:style-name="Preformatted_20_Text"><text:s text:c="2"/>tol=0.001, verbose=False), 'cl__C': 10, 'fs': SelectFromModel(estimator=RandomForestClassifier(bootstrap=True, class_weight=None, criterion='gini',</text:p>
      <text:p text:style-name="Preformatted_20_Text"><text:s text:c="12"/>max_depth=None, max_features='auto', max_leaf_nodes=None,</text:p>
      <text:p text:style-name="Preformatted_20_Text"><text:s text:c="12"/>min_impurity_decrease=0.0, min_impurity_split=None,</text:p>
      <text:p text:style-name="Preformatted_20_Text"><text:s text:c="12"/>min_samples_leaf=1, min_samples_split=2,</text:p>
      <text:p text:style-name="Preformatted_20_Text"><text:s text:c="12"/>min_weight_fraction_leaf=0.0, n_estimators=20, n_jobs=1,</text:p>
      <text:p text:style-name="Preformatted_20_Text"><text:s text:c="12"/>oob_score=False, random_state=0, verbose=0, warm_start=False),</text:p>
      <text:p text:style-name="Preformatted_20_Text"><text:s text:c="8"/>norm_order=1, prefit=False, threshold='median'), 'fs__estimator__n_estimators': 20, 'fs__estimator__random_state': 0, 'scaler': StandardScaler(copy=True, with_mean=True, with_std=True)}</text:p>
      <text:p text:style-name="P6"/>
      <text:p text:style-name="P79">KERNEL: linear</text:p>
      <text:p text:style-name="Preformatted_20_Text"/>
      <text:p text:style-name="P18">Score Pipe 1 = 0.6225352112676056 <text:s text:c="2"/>vs. <text:s text:c="2"/>Ratio of "UP" (Test) = 0.5704225352112676</text:p>
      <text:p text:style-name="P20">=&gt; GridSearchCV:</text:p>
      <text:p text:style-name="P36">Best CV accuracy: 0.61</text:p>
      <text:p text:style-name="P10">Test score: <text:s text:c="6"/>0.61</text:p>
      <text:p text:style-name="Preformatted_20_Text"/>
      <text:p text:style-name="Preformatted_20_Text"><text:span text:style-name="T2">Best parameters: </text:span>{<text:span text:style-name="T4">'cl': SVC(C=100,</text:span> cache_size=200, class_weight=None, coef0=0.0,</text:p>
      <text:p text:style-name="Preformatted_20_Text"><text:s text:c="2"/>decision_function_shape='ovr', degree=3, gamma='auto', kernel='linear',</text:p>
      <text:p text:style-name="Preformatted_20_Text"><text:s text:c="2"/>max_iter=-1, probability=False, random_state=None, shrinking=True,</text:p>
      <text:p text:style-name="Preformatted_20_Text"><text:s text:c="2"/>tol=0.001, verbose=False), 'cl__C': 100, 'fs': SelectFromModel(estimator=RandomForestClassifier(bootstrap=True, class_weight=None, criterion='gini',</text:p>
      <text:p text:style-name="Preformatted_20_Text"><text:s text:c="12"/>max_depth=None, max_features='auto', max_leaf_nodes=None,</text:p>
      <text:p text:style-name="Preformatted_20_Text"><text:s text:c="12"/>min_impurity_decrease=0.0, min_impurity_split=None,</text:p>
      <text:p text:style-name="Preformatted_20_Text"><text:s text:c="12"/>min_samples_leaf=1, min_samples_split=2,</text:p>
      <text:p text:style-name="Preformatted_20_Text"><text:s text:c="12"/>min_weight_fraction_leaf=0.0, n_estimators=30, n_jobs=1,</text:p>
      <text:p text:style-name="Preformatted_20_Text"><text:s text:c="12"/>oob_score=False, random_state=20, verbose=0, warm_start=False),</text:p>
      <text:p text:style-name="P34"><text:s text:c="8"/>norm_order=1, prefit=False, threshold='median'), 'fs__estimator__n_estimators': 30, 'fs__estimator__random_state': 20, 'scaler': StandardScaler(copy=True, with_mean=True, with_std=True)}</text:p>
      <text:p text:style-name="P26">DATASET VERSION 1: only ratios</text:p>
      <text:p text:style-name="P47">PIPE 1, Combination B <text:span text:style-name="T12">= BESSER</text:span></text:p>
      <text:p text:style-name="P53">VERSION 1 (only ratios<text:span text:style-name="T9">)</text:span>, <text:span text:style-name="T9">non-reduced</text:span></text:p>
      <text:p text:style-name="P54">PRE-SELECTION: NONE</text:p>
      <text:p text:style-name="P58">SELECTION <text:span text:style-name="T1">INPIPE: </text:span>RF</text:p>
      <text:p text:style-name="P50">CLASSIFIER INPIPE: LR</text:p>
      <text:p text:style-name="P58"/>
      <text:p text:style-name="P60">KERNEL: rbf</text:p>
      <text:p text:style-name="Preformatted_20_Text"/>
      <text:p text:style-name="P25">Score Pipe 1 = 0.6140845070422535 <text:s text:c="2"/>vs. <text:s text:c="2"/>Ratio of "UP" (Test) = 0.5704225352112676</text:p>
      <text:p text:style-name="P19">=&gt; GridSearchCV:</text:p>
      <text:p text:style-name="P37">Best CV accuracy: 0.63</text:p>
      <text:p text:style-name="P10">Test score: <text:s text:c="6"/>0.63</text:p>
      <text:p text:style-name="Preformatted_20_Text"/>
      <text:p text:style-name="Preformatted_20_Text"><text:span text:style-name="T2">Best parameters:</text:span> {<text:span text:style-name="T4">'cl': LogisticRegression(C=100</text:span>, class_weight=None, dual=False, <text:soft-page-break/>fit_intercept=True,</text:p>
      <text:p text:style-name="Preformatted_20_Text"><text:s text:c="10"/>intercept_scaling=1, max_iter=100, multi_class='ovr', n_jobs=1,</text:p>
      <text:p text:style-name="Preformatted_20_Text"><text:s text:c="10"/>penalty='l2', random_state=0, solver='liblinear', tol=0.0001,</text:p>
      <text:p text:style-name="Preformatted_20_Text"><text:s text:c="10"/>verbose=0, warm_start=False), 'cl__C': 100, 'cl__random_state': 0, 'fs': SelectFromModel(estimator=RandomForestClassifier(bootstrap=True, class_weight=None, criterion='gini',</text:p>
      <text:p text:style-name="Preformatted_20_Text"><text:s text:c="12"/>max_depth=None, max_features='auto', max_leaf_nodes=None,</text:p>
      <text:p text:style-name="Preformatted_20_Text"><text:s text:c="12"/>min_impurity_decrease=0.0, min_impurity_split=None,</text:p>
      <text:p text:style-name="Preformatted_20_Text"><text:s text:c="12"/>min_samples_leaf=1, min_samples_split=2,</text:p>
      <text:p text:style-name="Preformatted_20_Text"><text:s text:c="12"/>min_weight_fraction_leaf=0.0, n_estimators=10, n_jobs=1,</text:p>
      <text:p text:style-name="Preformatted_20_Text"><text:s text:c="12"/>oob_score=False, random_state=20, verbose=0, warm_start=False),</text:p>
      <text:p text:style-name="P18"><text:s text:c="8"/>norm_order=1, prefit=False, threshold='median'), 'fs__estimator__n_estimators': 10, 'fs__estimator__random_state': 20, 'scaler': StandardScaler(copy=True, with_mean=True, with_std=True)}</text:p>
      <text:p text:style-name="P44">KERNEL: linear</text:p>
      <text:p text:style-name="P18">Score Pipe 1 = 0.6183098591549295 <text:s text:c="2"/>vs. <text:s text:c="2"/>Ratio of "UP" (Test) = 0.5704225352112676</text:p>
      <text:p text:style-name="P21">=&gt; GridSearchCV:</text:p>
      <text:p text:style-name="P36">Best CV accuracy: 0.61</text:p>
      <text:p text:style-name="P10">Test score: <text:s text:c="6"/>0.61</text:p>
      <text:p text:style-name="Preformatted_20_Text"/>
      <text:p text:style-name="Preformatted_20_Text"><text:span text:style-name="T2">Best parameters:</text:span> {<text:span text:style-name="T4">'cl': SVC(C=100,</text:span> cache_size=200, class_weight=None, coef0=0.0,</text:p>
      <text:p text:style-name="Preformatted_20_Text"><text:s text:c="2"/>decision_function_shape='ovr', degree=3, gamma='auto', kernel='linear',</text:p>
      <text:p text:style-name="Preformatted_20_Text"><text:s text:c="2"/>max_iter=-1, probability=False, random_state=None, shrinking=True,</text:p>
      <text:p text:style-name="Preformatted_20_Text"><text:s text:c="2"/>tol=0.001, verbose=False), 'cl__C': 100, 'fs': SelectFromModel(estimator=RandomForestClassifier(bootstrap=True, class_weight=None, criterion='gini',</text:p>
      <text:p text:style-name="Preformatted_20_Text"><text:s text:c="12"/>max_depth=None, max_features='auto', max_leaf_nodes=None,</text:p>
      <text:p text:style-name="Preformatted_20_Text"><text:s text:c="12"/>min_impurity_decrease=0.0, min_impurity_split=None,</text:p>
      <text:p text:style-name="Preformatted_20_Text"><text:s text:c="12"/>min_samples_leaf=1, min_samples_split=2,</text:p>
      <text:p text:style-name="Preformatted_20_Text"><text:s text:c="12"/>min_weight_fraction_leaf=0.0, n_estimators=30, n_jobs=1,</text:p>
      <text:p text:style-name="Preformatted_20_Text"><text:s text:c="12"/>oob_score=False, random_state=20, verbose=0, warm_start=False),</text:p>
      <text:p text:style-name="P18"><text:s text:c="8"/>norm_order=1, prefit=False, threshold='median'), 'fs__estimator__n_estimators': 30, 'fs__estimator__random_state': 20, 'scaler': StandardScaler(copy=True, with_mean=True, with_std=True)}</text:p>
      <text:p text:style-name="P26">DATASET VERSION 1: only ratios</text:p>
      <text:p text:style-name="P63">PIPE 1, Combination C <text:span text:style-name="T12">=&gt; SCHLECHT</text:span></text:p>
      <text:p text:style-name="P65">VERSION 1 (only ratios<text:span text:style-name="T9">), non-reduced</text:span></text:p>
      <text:p text:style-name="P66">PRE-SELECTION: NONE</text:p>
      <text:p text:style-name="P67">SELECTION <text:span text:style-name="T1">INPIPE: PCA</text:span></text:p>
      <text:p text:style-name="P64">CLASSIFIER INPIPE: RF</text:p>
      <text:p text:style-name="P67"/>
      <text:p text:style-name="P68">KERNEL: rbf</text:p>
      <text:p text:style-name="P18"/>
      <text:p text:style-name="P18">Score Pipe 1 = 0.6 <text:s text:c="2"/>vs. <text:s text:c="2"/>Ratio of "UP" (Test) = 0.5704225352112676</text:p>
      <text:p text:style-name="P19">=&gt; GridSearchCV:</text:p>
      <text:p text:style-name="P36">Best CV accuracy: 0.55</text:p>
      <text:p text:style-name="P10">Test score: <text:s text:c="6"/>0.59</text:p>
      <text:p text:style-name="Preformatted_20_Text"/>
      <text:p text:style-name="Preformatted_20_Text"><text:span text:style-name="T2">Best parameters:</text:span> {<text:span text:style-name="T4">'cl': SVC(C=10,</text:span> cache_size=200, class_weight=None, coef0=0.0,</text:p>
      <text:p text:style-name="Preformatted_20_Text"><text:soft-page-break/><text:s text:c="2"/>decision_function_shape='ovr', degree=3, gamma='auto', kernel='rbf',</text:p>
      <text:p text:style-name="Preformatted_20_Text"><text:s text:c="2"/>max_iter=-1, probability=False, random_state=None, shrinking=True,</text:p>
      <text:p text:style-name="Preformatted_20_Text"><text:s text:c="2"/>tol=0.001, verbose=False), 'cl__C': 10, 'fs': PCA(copy=True, iterated_power='auto', n_components=30, random_state=0,</text:p>
      <text:p text:style-name="P18"><text:s text:c="2"/>svd_solver='auto', tol=0.0, whiten=False), 'fs__n_components': 30, 'fs__random_state': 0, 'scaler': StandardScaler(copy=True, with_mean=True, with_std=True)}</text:p>
      <text:p text:style-name="P42">KERNEL: linear</text:p>
      <text:p text:style-name="P18">Score Pipe 1 = 0.6366197183098592 <text:s text:c="2"/>vs. <text:s text:c="2"/>Ratio of "UP" (Test) = 0.5704225352112676</text:p>
      <text:p text:style-name="P22">=&gt; GridSearchCV:</text:p>
      <text:p text:style-name="P27">DAUERT VIIIIEL ZU LANGE -_-</text:p>
      <text:p text:style-name="P63">PIPE 1, Combination D <text:span text:style-name="T12">=&gt; SCHLECHT</text:span></text:p>
      <text:p text:style-name="P65">VERSION 1 (only ratios<text:span text:style-name="T9">), non-reduced</text:span></text:p>
      <text:p text:style-name="P66">PRE-SELECTION: NONE</text:p>
      <text:p text:style-name="P67">SELECTION <text:span text:style-name="T1">INPIPE: PCA</text:span></text:p>
      <text:p text:style-name="P64">CLASSIFIER INPIPE: LR </text:p>
      <text:p text:style-name="P67"/>
      <text:p text:style-name="P68"><text:bookmark text:name="-"/>KERNEL: rbf</text:p>
      <text:p text:style-name="P3">Score Pipe 1 = 0.6 <text:s text:c="2"/>vs. <text:s text:c="2"/>Ratio of "UP" (Test) = 0.5704225352112676</text:p>
      <text:p text:style-name="P24"/>
      <text:p text:style-name="P24">=&gt; GridSearchCV:</text:p>
      <text:p text:style-name="P11">Best CV accuracy: 0.59</text:p>
      <text:p text:style-name="P10"/>
      <text:p text:style-name="P10">Test score: <text:s text:c="6"/>0.57</text:p>
      <text:p text:style-name="Preformatted_20_Text"/>
      <text:p text:style-name="Preformatted_20_Text"><text:span text:style-name="T2">Best parameters:</text:span> {<text:span text:style-name="T4">'cl': LogisticRegression(C=1</text:span>, class_weight=None, dual=False, fit_intercept=True,</text:p>
      <text:p text:style-name="Preformatted_20_Text"><text:s text:c="10"/>intercept_scaling=1, max_iter=100, multi_class='ovr', n_jobs=1,</text:p>
      <text:p text:style-name="Preformatted_20_Text"><text:s text:c="10"/>penalty='l2', random_state=0, solver='liblinear', tol=0.0001,</text:p>
      <text:p text:style-name="Preformatted_20_Text"><text:s text:c="10"/>verbose=0, warm_start=False), 'cl__C': 1, 'cl__random_state': 0, 'fs': PCA(copy=True, iterated_power='auto', n_components=10, random_state=0,</text:p>
      <text:p text:style-name="P34"><text:s text:c="2"/>svd_solver='auto', tol=0.0, whiten=False), 'fs__n_components': 10, </text:p>
      <text:p text:style-name="P26">DATASET VERSION 1: only ratios</text:p>
      <text:p text:style-name="P34">'fs__random_state': 0, 'scaler': StandardScaler(copy=True, with_mean=True, with_std=True)}</text:p>
      <text:p text:style-name="P43">KERNEL: linear</text:p>
      <text:p text:style-name="P18">Score Pipe 1 = 0.6366197183098592 <text:s text:c="2"/>vs. <text:s text:c="2"/>Ratio of "UP" (Test) = 0.5704225352112676</text:p>
      <text:p text:style-name="P23">=&gt; GridSearchCV:</text:p>
      <text:p text:style-name="P28">DAUERT VIIIIEL ZU LANGE -_-</text:p>
      <text:p text:style-name="P28"/>
      <text:p text:style-name="P112">PIPE 1, Combination <text:span text:style-name="T15">Y =&gt; SCHLECHT</text:span></text:p>
      <text:p text:style-name="P103">VERSION 1 (only ratios<text:span text:style-name="T9">), non-reduced</text:span></text:p>
      <text:p text:style-name="P104"><text:soft-page-break/>PRE-SELECTION: NONE</text:p>
      <text:p text:style-name="P103">SELECTION <text:span text:style-name="T1">INPIPE: NONE</text:span></text:p>
      <text:p text:style-name="P110">CLASSIFIER INPIPE: <text:span text:style-name="T15">RF</text:span> </text:p>
      <text:p text:style-name="P106"/>
      <text:p text:style-name="P108"><text:bookmark text:name="-1"/>KERNEL: rbf</text:p>
      <text:p text:style-name="P97">Score Pipe 3 = 0.6 <text:s text:c="2"/>vs. <text:s text:c="2"/>Ratio of "UP" (Test) = 0.5704225352112676</text:p>
      <text:p text:style-name="P97"/>
      <text:p text:style-name="P91">Best CV accuracy: 0.59</text:p>
      <text:p text:style-name="P98"/>
      <text:p text:style-name="P98">Test score: <text:s text:c="6"/>0.62</text:p>
      <text:p text:style-name="Preformatted_20_Text"/>
      <text:p text:style-name="Preformatted_20_Text"><text:span text:style-name="T2">Best parameters: </text:span>{<text:span text:style-name="T4">'cl': SVC(C=10,</text:span> cache_size=200, class_weight=None, coef0=0.0,</text:p>
      <text:p text:style-name="Preformatted_20_Text"><text:s text:c="2"/>decision_function_shape='ovr', degree=3, gamma='auto', kernel='rbf',</text:p>
      <text:p text:style-name="Preformatted_20_Text"><text:s text:c="2"/>max_iter=-1, probability=False, random_state=None, shrinking=True,</text:p>
      <text:p text:style-name="P18"><text:s text:c="2"/>tol=0.001, verbose=False), 'cl__C': 10, 'scaler': StandardScaler(copy=True, with_mean=True, with_std=True)}</text:p>
      <text:p text:style-name="P90"/>
      <text:p text:style-name="P114">PIPE 1, Combination <text:span text:style-name="T15">X =&gt; GUT</text:span></text:p>
      <text:p text:style-name="P116">VERSION 1 (only ratios<text:span text:style-name="T9">), non-reduced</text:span></text:p>
      <text:p text:style-name="P117">PRE-SELECTION: NONE</text:p>
      <text:p text:style-name="P116">SELECTION <text:span text:style-name="T1">INPIPE: NONE</text:span></text:p>
      <text:p text:style-name="P115">CLASSIFIER INPIPE: <text:span text:style-name="T15">LR</text:span> </text:p>
      <text:p text:style-name="P118"/>
      <text:p text:style-name="P119"><text:bookmark text:name="-11"/>KERNEL: rbf</text:p>
      <text:p text:style-name="P97">Score Pipe 3 = 0.6 <text:s text:c="2"/>vs. <text:s text:c="2"/>Ratio of "UP" (Test) = 0.5704225352112676</text:p>
      <text:p text:style-name="P89"/>
      <text:p text:style-name="P92">Best CV accuracy: 0.63</text:p>
      <text:p text:style-name="P98"/>
      <text:p text:style-name="P98">Test score: <text:s text:c="6"/>0.63</text:p>
      <text:p text:style-name="Preformatted_20_Text"/>
      <text:p text:style-name="Preformatted_20_Text"><text:span text:style-name="T2">Best parameters:</text:span> {<text:span text:style-name="T4">'cl': LogisticRegression(C=50,</text:span> class_weight=None, dual=False, fit_intercept=True,</text:p>
      <text:p text:style-name="Preformatted_20_Text"><text:s text:c="10"/>intercept_scaling=1, max_iter=100, multi_class='ovr', n_jobs=1,</text:p>
      <text:p text:style-name="Preformatted_20_Text"><text:s text:c="10"/>penalty='l2', random_state=0, solver='liblinear', tol=0.0001,</text:p>
      <text:p text:style-name="P18"><text:s text:c="10"/>verbose=0, warm_start=False), 'cl__C': 50, 'cl__random_state': 0, 'scaler': StandardScaler(copy=True, with_mean=True, with_std=True)}</text:p>
      <text:p text:style-name="P89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0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DATASET VERSION 2: <text:span text:style-name="T10">all</text:span></text:p>
      <text:p text:style-name="P1"/>
      <text:p text:style-name="P48">PIPE 1, Combination <text:span text:style-name="T9">E =&gt; NOCH BESSER</text:span></text:p>
      <text:p text:style-name="P53">VERSION <text:span text:style-name="T9">2</text:span> (<text:span text:style-name="T9">all)</text:span>, <text:span text:style-name="T9">non-reduced</text:span></text:p>
      <text:p text:style-name="P55">PRE-SELECTION: NONE</text:p>
      <text:p text:style-name="P59">SELECTION <text:span text:style-name="T1">INPIPE: </text:span>RF</text:p>
      <text:p text:style-name="P51">CLASSIFIER INPIPE: RF</text:p>
      <text:p text:style-name="P59"/>
      <text:p text:style-name="P61">KERNEL: rbf</text:p>
      <text:p text:style-name="P2"/>
      <text:p text:style-name="P2">Score Pipe 1 = 0.6422535211267606 <text:s text:c="2"/>vs. <text:s text:c="2"/>Ratio of "UP" (Test) = 0.5704225352112676</text:p>
      <text:p text:style-name="P2"/>
      <text:p text:style-name="P24">=&gt; GridSearchCV:</text:p>
      <text:p text:style-name="P12">Best CV accuracy: 0.64</text:p>
      <text:p text:style-name="P10"><text:soft-page-break/></text:p>
      <text:p text:style-name="P10">Test score: <text:s text:c="6"/>0.69</text:p>
      <text:p text:style-name="Preformatted_20_Text"/>
      <text:p text:style-name="Preformatted_20_Text"><text:span text:style-name="T2">Best parameters:</text:span> {<text:span text:style-name="T4">'cl': SVC(C=100,</text:span> cache_size=200, class_weight=None, coef0=0.0,</text:p>
      <text:p text:style-name="Preformatted_20_Text"><text:s text:c="2"/>decision_function_shape='ovr', degree=3, gamma='auto', kernel='rbf',</text:p>
      <text:p text:style-name="Preformatted_20_Text"><text:s text:c="2"/>max_iter=-1, probability=False, random_state=None, shrinking=True,</text:p>
      <text:p text:style-name="Preformatted_20_Text"><text:s text:c="2"/>tol=0.001, verbose=False), 'cl__C': 100, 'fs': SelectFromModel(estimator=RandomForestClassifier(bootstrap=True, class_weight=None, criterion='gini',</text:p>
      <text:p text:style-name="Preformatted_20_Text"><text:s text:c="12"/>max_depth=None, max_features='auto', max_leaf_nodes=None,</text:p>
      <text:p text:style-name="Preformatted_20_Text"><text:s text:c="12"/>min_impurity_decrease=0.0, min_impurity_split=None,</text:p>
      <text:p text:style-name="Preformatted_20_Text"><text:s text:c="12"/>min_samples_leaf=1, min_samples_split=2,</text:p>
      <text:p text:style-name="Preformatted_20_Text"><text:s text:c="12"/>min_weight_fraction_leaf=0.0, n_estimators=10, n_jobs=1,</text:p>
      <text:p text:style-name="Preformatted_20_Text"><text:s text:c="12"/>oob_score=False, random_state=0, verbose=0, warm_start=False),</text:p>
      <text:p text:style-name="P18"><text:s text:c="8"/>norm_order=1, prefit=False, threshold='median'), 'fs__estimator__n_estimators': 10, 'fs__estimator__random_state': 0, 'scaler': StandardScaler(copy=True, with_mean=True, with_std=True)}</text:p>
      <text:p text:style-name="P2"/>
      <text:p text:style-name="P2"/>
      <text:p text:style-name="P15"/>
      <text:p text:style-name="P48">PIPE 1, Combination <text:span text:style-name="T9">F =&gt; NOCH NOCH BESSER</text:span></text:p>
      <text:p text:style-name="P53">VERSION <text:span text:style-name="T9">2</text:span> (<text:span text:style-name="T9">all)</text:span>, <text:span text:style-name="T9">non-reduced</text:span></text:p>
      <text:p text:style-name="P55">PRE-SELECTION: NONE</text:p>
      <text:p text:style-name="P59">SELECTION <text:span text:style-name="T1">INPIPE: </text:span>RF</text:p>
      <text:p text:style-name="P51">CLASSIFIER INPIPE: <text:span text:style-name="T9">LR</text:span></text:p>
      <text:p text:style-name="P59"/>
      <text:p text:style-name="P61">KERNEL: rbf</text:p>
      <text:p text:style-name="P1"/>
      <text:p text:style-name="P1">Score Pipe 1 = 0.6408450704225352 <text:s text:c="2"/>vs. <text:s text:c="2"/>Ratio of "UP" (Test) = 0.5704225352112676</text:p>
      <text:p text:style-name="P1"/>
      <text:p text:style-name="P24">=&gt; GridSearchCV:</text:p>
      <text:p text:style-name="P38">Best CV accuracy: 0.67</text:p>
      <text:p text:style-name="P10">Test score: <text:s text:c="6"/>0.68</text:p>
      <text:p text:style-name="Preformatted_20_Text"/>
      <text:p text:style-name="Preformatted_20_Text"><text:span text:style-name="T2">Best parameters:</text:span> {<text:span text:style-name="T4">'cl': LogisticRegression(C=50,</text:span> class_weight=None, dual=False, fit_intercept=True,</text:p>
      <text:p text:style-name="Preformatted_20_Text"><text:s text:c="10"/>intercept_scaling=1, max_iter=100, multi_class='ovr', n_jobs=1,</text:p>
      <text:p text:style-name="Preformatted_20_Text"><text:s text:c="10"/>penalty='l2', random_state=0, solver='liblinear', tol=0.0001,</text:p>
      <text:p text:style-name="Preformatted_20_Text"><text:s text:c="10"/>verbose=0, warm_start=False), 'cl__C': 50, 'cl__random_state': 0, 'fs': SelectFromModel(estimator=RandomForestClassifier(bootstrap=True, class_weight=None, criterion='gini',</text:p>
      <text:p text:style-name="Preformatted_20_Text"><text:s text:c="12"/>max_depth=None, max_features='auto', max_leaf_nodes=None,</text:p>
      <text:p text:style-name="P9"><text:span text:style-name="T5">DATASET VERSION </text:span><text:span text:style-name="T6">2</text:span><text:span text:style-name="T5">: </text:span><text:span text:style-name="T6">all</text:span> <text:s text:c="11"/></text:p>
      <text:p text:style-name="P9"/>
      <text:p text:style-name="P9"><text:tab/><text:tab/>min_impurity_decrease=0.0, min_impurity_split=None,</text:p>
      <text:p text:style-name="Preformatted_20_Text"><text:s text:c="12"/>min_samples_leaf=1, min_samples_split=2,</text:p>
      <text:p text:style-name="Preformatted_20_Text"><text:s text:c="12"/>min_weight_fraction_leaf=0.0, n_estimators=10, n_jobs=1,</text:p>
      <text:p text:style-name="Preformatted_20_Text"><text:s text:c="12"/>oob_score=False, random_state=10, verbose=0, warm_start=False),</text:p>
      <text:p text:style-name="P18"><text:s text:c="8"/>norm_order=1, prefit=False, threshold='median'), 'fs__estimator__n_estimators': 10, 'fs__estimator__random_state': 10, 'scaler': StandardScaler(copy=True, with_mean=True, with_std=True)}</text:p>
      <text:p text:style-name="P113">PIPE 1, Combination <text:span text:style-name="T9">G =&gt; SCHLECHT</text:span></text:p>
      <text:p text:style-name="P65">VERSION <text:span text:style-name="T9">2</text:span> (<text:span text:style-name="T9">all)</text:span>, <text:span text:style-name="T9">non-reduced</text:span></text:p>
      <text:p text:style-name="P105">PRE-SELECTION: NONE</text:p>
      <text:p text:style-name="P107">SELECTION <text:span text:style-name="T1">INPIPE: PCA</text:span></text:p>
      <text:p text:style-name="P111">CLASSIFIER INPIPE: <text:span text:style-name="T9">RF</text:span></text:p>
      <text:p text:style-name="P107"/>
      <text:p text:style-name="P109"><text:soft-page-break/>KERNEL: rbf</text:p>
      <text:p text:style-name="P7"/>
      <text:p text:style-name="P7">Score Pipe 1 = 0.6281690140845071 <text:s text:c="2"/>vs. <text:s text:c="2"/>Ratio of "UP" (Test) = 0.5704225352112676</text:p>
      <text:p text:style-name="P7"/>
      <text:p text:style-name="P30">=&gt; GridSearchCV:</text:p>
      <text:p text:style-name="P39">Best CV accuracy: 0.56</text:p>
      <text:p text:style-name="P10">Test score: <text:s text:c="6"/>0.55</text:p>
      <text:p text:style-name="P10"/>
      <text:p text:style-name="Preformatted_20_Text"><text:span text:style-name="T2">Best parameters:</text:span> {<text:span text:style-name="T4">'cl': RandomForestClassifier</text:span>(bootstrap=True, class_weight=None, criterion='gini',</text:p>
      <text:p text:style-name="Preformatted_20_Text"><text:s text:c="12"/>max_depth=None, max_features='auto', max_leaf_nodes=None,</text:p>
      <text:p text:style-name="Preformatted_20_Text"><text:s text:c="12"/>min_impurity_decrease=0.0, min_impurity_split=None,</text:p>
      <text:p text:style-name="Preformatted_20_Text"><text:s text:c="12"/>min_samples_leaf=1, min_samples_split=2,</text:p>
      <text:p text:style-name="Preformatted_20_Text"><text:s text:c="12"/>min_weight_fraction_leaf=0.0, n_estimators=30, n_jobs=1,</text:p>
      <text:p text:style-name="Preformatted_20_Text"><text:s text:c="12"/>oob_score=False, random_state=20, verbose=0, warm_start=False), 'cl__n_estimators': 30, 'cl__random_state': 20, 'fs': PCA(copy=True, iterated_power='auto', n_components=10, random_state=20,</text:p>
      <text:p text:style-name="P18"><text:s text:c="2"/>svd_solver='auto', tol=0.0, whiten=False), 'fs__n_components': 10, 'fs__random_state': 20, 'scaler': StandardScaler(copy=True, with_mean=True, with_std=True)}</text:p>
      <text:p text:style-name="P16"/>
      <text:p text:style-name="P70">PIPE 1, Combination <text:span text:style-name="T10">H =&gt; GUT</text:span></text:p>
      <text:p text:style-name="P74">VERSION <text:span text:style-name="T9">2</text:span> (<text:span text:style-name="T9">all)</text:span>, <text:span text:style-name="T9">non-reduced</text:span></text:p>
      <text:p text:style-name="P76">PRE-SELECTION: NONE</text:p>
      <text:p text:style-name="P78">SELECTION <text:span text:style-name="T1">INPIPE: PCA</text:span></text:p>
      <text:p text:style-name="P72">CLASSIFIER INPIPE: <text:span text:style-name="T10">LR</text:span></text:p>
      <text:p text:style-name="P78"/>
      <text:p text:style-name="P80">KERNEL: rbf</text:p>
      <text:p text:style-name="P45"/>
      <text:p text:style-name="P31">Score Pipe 1 = 0.6281690140845071 <text:s text:c="2"/>vs. <text:s text:c="2"/>Ratio of "UP" (Test) = 0.5704225352112676</text:p>
      <text:p text:style-name="P31">=&gt; GridSearchCV:</text:p>
      <text:p text:style-name="P40">Best CV accuracy: 0.59</text:p>
      <text:p text:style-name="P10">Test score: <text:s text:c="6"/>0.61</text:p>
      <text:p text:style-name="Preformatted_20_Text"/>
      <text:p text:style-name="Preformatted_20_Text"><text:span text:style-name="T2">Best parameters:</text:span> {<text:span text:style-name="T4">'cl': LogisticRegression(C=1,</text:span> class_weight=None, dual=False, fit_intercept=True,</text:p>
      <text:p text:style-name="P9"><text:span text:style-name="T5">DATASET VERSION </text:span><text:span text:style-name="T6">2</text:span><text:span text:style-name="T5">: </text:span><text:span text:style-name="T6">all</text:span></text:p>
      <text:p text:style-name="P9"><text:tab/><text:tab/></text:p>
      <text:p text:style-name="P9"><text:tab/>intercept_scaling=1, max_iter=100, multi_class='ovr', n_jobs=1,</text:p>
      <text:p text:style-name="Preformatted_20_Text"><text:s text:c="10"/>penalty='l2', random_state=0, solver='liblinear', tol=0.0001,</text:p>
      <text:p text:style-name="Preformatted_20_Text"><text:s text:c="10"/>verbose=0, warm_start=False), 'cl__C': 1, 'cl__random_state': 0, 'fs': PCA(copy=True, iterated_power='auto', n_components=10, random_state=10,</text:p>
      <text:p text:style-name="P18"><text:s text:c="2"/>svd_solver='auto', tol=0.0, whiten=False), 'fs__n_components': 10, 'fs__random_state': 10, 'scaler': StandardScaler(copy=True, with_mean=True, with_std=True)}</text:p>
      <text:p text:style-name="P126">PIPE <text:span text:style-name="T15">3</text:span>, Combination <text:span text:style-name="T15">Z =&gt; GUT</text:span></text:p>
      <text:p text:style-name="P128">VERSION <text:span text:style-name="T9">2</text:span> (<text:span text:style-name="T9">all)</text:span>, <text:span text:style-name="T9">non-reduced</text:span></text:p>
      <text:p text:style-name="P129">PRE-SELECTION: NONE</text:p>
      <text:p text:style-name="P128">SELECTION <text:span text:style-name="T1">INPIPE: none</text:span></text:p>
      <text:p text:style-name="P127">CLASSIFIER INPIPE: <text:span text:style-name="T9">RF</text:span></text:p>
      <text:p text:style-name="P130"/>
      <text:p text:style-name="P131"><text:soft-page-break/>KERNEL: rbf</text:p>
      <text:p text:style-name="P29">Score Pipe 3 = 0.6281690140845071 <text:s text:c="2"/>vs. <text:s text:c="2"/>Ratio of "UP" (Test) = 0.5704225352112676</text:p>
      <text:p text:style-name="P93">Best CV accuracy: 0.62</text:p>
      <text:p text:style-name="P98"/>
      <text:p text:style-name="P98">Test score: <text:s text:c="6"/>0.66</text:p>
      <text:p text:style-name="Preformatted_20_Text"/>
      <text:p text:style-name="Preformatted_20_Text"><text:span text:style-name="T2">Best parameters: </text:span>{<text:span text:style-name="T4">'cl': SVC(C=10,</text:span> cache_size=200, class_weight=None, coef0=0.0,</text:p>
      <text:p text:style-name="Preformatted_20_Text"><text:s text:c="2"/>decision_function_shape='ovr', degree=3, gamma='auto', kernel='rbf',</text:p>
      <text:p text:style-name="Preformatted_20_Text"><text:s text:c="2"/>max_iter=-1, probability=False, random_state=None, shrinking=True,</text:p>
      <text:p text:style-name="P18"><text:s text:c="2"/>tol=0.001, verbose=False), 'cl__C': 10, 'scaler': StandardScaler(copy=True, with_mean=True, with_std=True)}</text:p>
      <text:p text:style-name="P114">PIPE <text:span text:style-name="T15">3</text:span>, Combination <text:span text:style-name="T15">ZZ =&gt; BESSER</text:span></text:p>
      <text:p text:style-name="P116">VERSION <text:span text:style-name="T9">2</text:span> (<text:span text:style-name="T9">all)</text:span>, <text:span text:style-name="T9">non-reduced</text:span></text:p>
      <text:p text:style-name="P117">PRE-SELECTION: NONE</text:p>
      <text:p text:style-name="P116">SELECTION <text:span text:style-name="T1">INPIPE: none</text:span></text:p>
      <text:p text:style-name="P115">CLASSIFIER INPIPE: <text:span text:style-name="T15">LR</text:span></text:p>
      <text:p text:style-name="P118"/>
      <text:p text:style-name="P120">KERNEL: rbf</text:p>
      <text:p text:style-name="P85">Score Pipe 3 = 0.6281690140845071 <text:s text:c="2"/>vs. <text:s text:c="2"/>Ratio of "UP" (Test) = 0.5704225352112676</text:p>
      <text:p text:style-name="P94">Best CV accuracy: 0.66</text:p>
      <text:p text:style-name="P98"/>
      <text:p text:style-name="P98">Test score: <text:s text:c="6"/>0.69</text:p>
      <text:p text:style-name="Preformatted_20_Text"/>
      <text:p text:style-name="Preformatted_20_Text"><text:span text:style-name="T2">Best parameters:</text:span> {<text:span text:style-name="T4">'cl': LogisticRegression(C=1, </text:span>class_weight=None, dual=False, fit_intercept=True,</text:p>
      <text:p text:style-name="Preformatted_20_Text"><text:s text:c="10"/>intercept_scaling=1, max_iter=100, multi_class='ovr', n_jobs=1,</text:p>
      <text:p text:style-name="Preformatted_20_Text"><text:s text:c="10"/>penalty='l2', random_state=0, solver='liblinear', tol=0.0001,</text:p>
      <text:p text:style-name="P18"><text:s text:c="10"/>verbose=0, warm_start=False), 'cl__C': 1, 'cl__random_state': 0, 'scaler': StandardScaler(copy=True, with_mean=True, with_std=True)}</text:p>
      <text:p text:style-name="P85"/>
      <text:p text:style-name="P85"/>
      <text:p text:style-name="P29"/>
      <text:p text:style-name="P29"/>
      <text:p text:style-name="P29"/>
      <text:p text:style-name="P29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5"><text:span text:style-name="T7">DATASET VERSION </text:span><text:span text:style-name="T8">1.1</text:span><text:span text:style-name="T7">: </text:span><text:span text:style-name="T8">reduced</text:span></text:p>
      <text:p text:style-name="P17"/>
      <text:p text:style-name="P46">PIPE <text:span text:style-name="T12">2</text:span>, Combination <text:span text:style-name="T12">A =&gt; BESSER</text:span></text:p>
      <text:p text:style-name="P52">VERSION <text:span text:style-name="T12">1 .1(ratios), reduced</text:span></text:p>
      <text:p text:style-name="P56"><text:span text:style-name="T13">PRE-SELECTION: </text:span><text:span text:style-name="T14">RF</text:span></text:p>
      <text:p text:style-name="P49">CLASSIFIER INPIPE: <text:span text:style-name="T12">RF</text:span></text:p>
      <text:p text:style-name="P57"/>
      <text:p text:style-name="P62">KERNEL: rbf</text:p>
      <text:p text:style-name="P8">Score Pipe 2 = 0.6295774647887324 <text:s text:c="2"/>vs. <text:s text:c="2"/>Ratio of "UP" (Test) = 0.5704225352112676</text:p>
      <text:p text:style-name="P8"/>
      <text:p text:style-name="P84">=&gt; GridSearchCV:</text:p>
      <text:p text:style-name="P13">Best CV accuracy: 0.62</text:p>
      <text:p text:style-name="P10">Test score: <text:s text:c="6"/>0.65</text:p>
      <text:p text:style-name="Preformatted_20_Text"><text:span text:style-name="T2">Best parameters: </text:span>{<text:span text:style-name="T4">'cl': SVC(C=10,</text:span> cache_size=200, class_weight=None, coef0=0.0,</text:p>
      <text:p text:style-name="Preformatted_20_Text"><text:s text:c="2"/>decision_function_shape='ovr', degree=3, gamma='auto', kernel='rbf',</text:p>
      <text:p text:style-name="Preformatted_20_Text"><text:s text:c="2"/>max_iter=-1, probability=False, random_state=None, shrinking=True,</text:p>
      <text:p text:style-name="P18"><text:s text:c="2"/>tol=0.001, verbose=False), 'cl__C': 10, 'scaler': StandardScaler(copy=True, with_mean=True, with_std=True)}</text:p>
      <text:p text:style-name="P18"/>
      <text:p text:style-name="P46">PIPE <text:span text:style-name="T12">2</text:span>, Combination <text:span text:style-name="T12">B =&gt; BESSER</text:span></text:p>
      <text:p text:style-name="P52">VERSION <text:span text:style-name="T12">1.1 (ratios), reduced</text:span></text:p>
      <text:p text:style-name="P56"><text:span text:style-name="T13">PRE-SELECTION: </text:span><text:span text:style-name="T14">RF</text:span></text:p>
      <text:p text:style-name="P49">CLASSIFIER INPIPE: <text:span text:style-name="T12">LR</text:span></text:p>
      <text:p text:style-name="P57"/>
      <text:p text:style-name="P62">KERNEL: rbf</text:p>
      <text:p text:style-name="P18">Score Pipe 2 = 0.6295774647887324 <text:s text:c="2"/>vs. <text:s text:c="2"/>Ratio of "UP" (Test) = 0.5704225352112676</text:p>
      <text:p text:style-name="P18"><text:soft-page-break/></text:p>
      <text:p text:style-name="P84">=&gt; GridSearchCV:</text:p>
      <text:p text:style-name="P36">Best CV accuracy: 0.62</text:p>
      <text:p text:style-name="P10">Test score: <text:s text:c="6"/>0.65</text:p>
      <text:p text:style-name="Preformatted_20_Text"><text:span text:style-name="T2">Best parameters: </text:span>{<text:span text:style-name="T4">'cl': SVC(C=10,</text:span> cache_size=200, class_weight=None, coef0=0.0,</text:p>
      <text:p text:style-name="Preformatted_20_Text"><text:s text:c="2"/>decision_function_shape='ovr', degree=3, gamma='auto', kernel='rbf',</text:p>
      <text:p text:style-name="Preformatted_20_Text"><text:s text:c="2"/>max_iter=-1, probability=False, random_state=None, shrinking=True,</text:p>
      <text:p text:style-name="P18"><text:s text:c="2"/>tol=0.001, verbose=False), 'cl__C': 10, 'scaler': StandardScaler(copy=True, with_mean=True, with_std=True)}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5"><text:span text:style-name="T7">DATASET VERSION </text:span><text:span text:style-name="T8">2.1</text:span><text:span text:style-name="T7">: </text:span><text:span text:style-name="T8">reduced</text:span></text:p>
      <text:p text:style-name="P46">PIPE <text:span text:style-name="T12">2</text:span>, Combination <text:span text:style-name="T12">C =&gt; AM BESTEN</text:span></text:p>
      <text:p text:style-name="P52">VERSION <text:span text:style-name="T12">2.1 (ratios), reduced</text:span></text:p>
      <text:p text:style-name="P56"><text:span text:style-name="T13">PRE-SELECTION: </text:span><text:span text:style-name="T14">RF</text:span></text:p>
      <text:p text:style-name="P49">CLASSIFIER INPIPE: <text:span text:style-name="T12">RF</text:span></text:p>
      <text:p text:style-name="P57"/>
      <text:p text:style-name="P96">KERNEL: rbf</text:p>
      <text:p text:style-name="P18">Score Pipe 2 = 0.6676056338028169 <text:s text:c="2"/>vs. <text:s text:c="2"/>Ratio of "UP" (Test) = 0.5704225352112676</text:p>
      <text:p text:style-name="P36">Best CV accuracy: 0.68</text:p>
      <text:p text:style-name="P10">Test score: <text:s text:c="6"/>0.69</text:p>
      <text:p text:style-name="Preformatted_20_Text"><text:span text:style-name="T2">Best parameters:</text:span> {<text:span text:style-name="T4">'cl': RandomForestClassifier</text:span>(bootstrap=True, class_weight=None, criterion='gini',</text:p>
      <text:p text:style-name="Preformatted_20_Text"><text:s text:c="12"/>max_depth=None, max_features='auto', max_leaf_nodes=None,</text:p>
      <text:p text:style-name="Preformatted_20_Text"><text:s text:c="12"/>min_impurity_decrease=0.0, min_impurity_split=None,</text:p>
      <text:p text:style-name="Preformatted_20_Text"><text:s text:c="12"/>min_samples_leaf=1, min_samples_split=2,</text:p>
      <text:p text:style-name="Preformatted_20_Text"><text:s text:c="12"/>min_weight_fraction_leaf=0.0, n_estimators=30, n_jobs=1,</text:p>
      <text:p text:style-name="P18"><text:s text:c="12"/>oob_score=False, random_state=10, verbose=0, warm_start=False), 'cl__n_estimators': 30, 'cl__random_state': 10, 'scaler': StandardScaler(copy=True, with_mean=True, with_std=True)}</text:p>
      <text:p text:style-name="P18"/>
      <text:p text:style-name="P46">PIPE <text:span text:style-name="T12">2</text:span>, Combination <text:span text:style-name="T12">D =&gt; NOCH BESSER</text:span></text:p>
      <text:p text:style-name="P52">VERSION <text:span text:style-name="T12">2.1 (ratios), reduced</text:span></text:p>
      <text:p text:style-name="P56"><text:span text:style-name="T13">PRE-SELECTION: </text:span><text:span text:style-name="T14">RF</text:span></text:p>
      <text:p text:style-name="P49">CLASSIFIER INPIPE: <text:span text:style-name="T12">LR</text:span></text:p>
      <text:p text:style-name="P57"/>
      <text:p text:style-name="P96"><text:soft-page-break/>KERNEL: rbf</text:p>
      <text:p text:style-name="P32">Score Pipe 2 = 0.6676056338028169 <text:s text:c="2"/>vs. <text:s text:c="2"/>Ratio of "UP" (Test) = 0.5704225352112676</text:p>
      <text:p text:style-name="P41">Best CV accuracy: 0.64</text:p>
      <text:p text:style-name="P10">Test score: <text:s text:c="6"/>0.67</text:p>
      <text:p text:style-name="Preformatted_20_Text"><text:span text:style-name="T2">Best parameters: </text:span>{<text:span text:style-name="T4">'cl': SVC(C=10,</text:span> cache_size=200, class_weight=None, coef0=0.0,</text:p>
      <text:p text:style-name="Preformatted_20_Text"><text:s text:c="2"/>decision_function_shape='ovr', degree=3, gamma='auto', kernel='rbf',</text:p>
      <text:p text:style-name="Preformatted_20_Text"><text:s text:c="2"/>max_iter=-1, probability=False, random_state=None, shrinking=True,</text:p>
      <text:p text:style-name="P18"><text:s text:c="2"/>tol=0.001, verbose=False), 'cl__C': 10, 'scaler': StandardScaler(copy=True, with_mean=True, with_std=True)}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87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81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22:08:09.746570859</meta:creation-date>
    <meta:editing-duration>PT36M7S</meta:editing-duration>
    <meta:editing-cycles>5</meta:editing-cycles>
    <meta:generator>LibreOffice/4.2.8.2$Linux_X86_64 LibreOffice_project/420m0$Build-2</meta:generator>
    <dc:date>2018-04-16T12:21:43.678934205</dc:date>
    <meta:document-statistic meta:table-count="0" meta:image-count="0" meta:object-count="0" meta:page-count="12" meta:paragraph-count="323" meta:word-count="1522" meta:character-count="16552" meta:non-whitespace-character-count="14381"/>
  </office:meta>
</office:document-meta>
</file>